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Helvetica Neue" svg:font-family="'Helvetica Neue'" style:font-pitch="variable"/>
    <style:font-face style:name="HelveticaNeue" svg:font-family="HelveticaNeue" style:font-pitch="variable"/>
    <style:font-face style:name="HelveticaNeue1" svg:font-family="HelveticaNeu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6cm" svg:stroke-color="#ffffff" draw:stroke-linejoin="round" svg:stroke-linecap="round" draw:fill="solid" draw:fill-color="#ffffff" fo:padding-top="0.018cm" fo:padding-bottom="0.018cm" fo:padding-left="0.018cm" fo:padding-right="0.018cm"/>
    </style:style>
    <style:style style:name="gr3" style:family="graphic" style:parent-style-name="standard">
      <style:graphic-properties draw:stroke="none" draw:fill="solid" draw:fill-color="#ebebeb"/>
    </style:style>
    <style:style style:name="gr4" style:family="graphic" style:parent-style-name="standard">
      <style:graphic-properties draw:stroke="solid" svg:stroke-width="0.024cm" svg:stroke-color="#333333" draw:stroke-linejoin="round" svg:stroke-linecap="round" draw:fill="solid" draw:fill-color="#333333" fo:padding-top="0.012cm" fo:padding-bottom="0.012cm" fo:padding-left="0.012cm" fo:padding-right="0.012cm"/>
    </style:style>
    <style:style style:name="gr5" style:family="graphic" style:parent-style-name="standard">
      <style:graphic-properties draw:stroke="solid" svg:stroke-width="0.036cm" svg:stroke-color="#333333" draw:stroke-linejoin="round" svg:stroke-linecap="butt" draw:fill="none" fo:padding-top="0.018cm" fo:padding-bottom="0.018cm" fo:padding-left="0.018cm" fo:padding-right="0.018cm"/>
    </style:style>
    <style:style style:name="gr6" style:family="graphic" style:parent-style-name="standard">
      <style:graphic-properties draw:stroke="solid" svg:stroke-width="0.036cm" svg:stroke-color="#333333" draw:stroke-linejoin="miter" svg:stroke-linecap="butt" draw:fill="solid" draw:fill-color="#ffffff" fo:padding-top="0.018cm" fo:padding-bottom="0.018cm" fo:padding-left="0.018cm" fo:padding-right="0.018cm"/>
    </style:style>
    <style:style style:name="gr7" style:family="graphic" style:parent-style-name="standard">
      <style:graphic-properties draw:stroke="solid" svg:stroke-width="0.074cm" svg:stroke-color="#333333" draw:stroke-linejoin="miter" svg:stroke-linecap="butt" draw:fill="none" fo:padding-top="0.037cm" fo:padding-bottom="0.037cm" fo:padding-left="0.037cm" fo:padding-right="0.037cm"/>
    </style:style>
    <style:style style:name="gr8" style:family="graphic" style:parent-style-name="standard">
      <style:graphic-properties draw:stroke="none" draw:fill="solid" draw:fill-color="#d9d9d9"/>
    </style:style>
    <style:style style:name="gr9" style:family="graphic" style:parent-style-name="standard">
      <style:graphic-properties draw:stroke="none" draw:fill="solid" draw:fill-color="#4d4d4d"/>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333333"/>
    </style:style>
    <style:style style:name="P4" style:family="paragraph">
      <loext:graphic-properties draw:fill="none"/>
    </style:style>
    <style:style style:name="P5" style:family="paragraph">
      <loext:graphic-properties draw:fill="solid" draw:fill-color="#d9d9d9"/>
    </style:style>
    <style:style style:name="P6" style:family="paragraph">
      <loext:graphic-properties draw:fill="solid" draw:fill-color="#4d4d4d"/>
    </style:style>
    <style:style style:name="P7" style:family="paragraph">
      <loext:graphic-properties draw:fill="solid" draw:fill-color="#000000"/>
    </style:style>
    <style:style style:name="P8" style:family="paragraph">
      <style:paragraph-properties fo:text-align="start" style:writing-mode="lr-tb"/>
    </style:style>
    <style:style style:name="P9" style:family="paragraph">
      <loext:graphic-properties draw:fill="none"/>
      <style:text-properties fo:font-size="18pt" style:font-size-asian="18pt" style:font-size-complex="18pt"/>
    </style:style>
    <style:style style:name="P10" style:family="paragraph">
      <loext:graphic-properties draw:fill="none" draw:fill-color="#ffffff"/>
      <style:text-properties style:font-name="Helvetica Neue"/>
    </style:style>
    <style:style style:name="T1" style:family="text">
      <style:text-properties fo:color="#000000" loext:opacity="100%" style:font-name="HelveticaNeue1" fo:font-size="18pt" fo:font-weight="normal" style:font-size-asian="18pt" style:font-weight-asian="normal" style:font-name-complex="HelveticaNeue1" style:font-size-complex="18pt" style:font-weight-complex="normal"/>
    </style:style>
    <style:style style:name="T2" style:family="text">
      <style:text-properties style:font-name="Helvetica Neu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099cm" svg:height="22.859cm" svg:x="0cm" svg:y="0cm" svg:viewBox="0 0 38100 22860" draw:points="0,0 38100,0 38100,22860 0,22860">
          <text:p/>
        </draw:polygon>
        <draw:polygon draw:style-name="gr2" draw:text-style-name="P1" draw:layer="layout" svg:width="38.1cm" svg:height="22.86cm" svg:x="0cm" svg:y="0cm" svg:viewBox="0 0 38101 22861" draw:points="0,22861 38101,22861 38101,0 0,0">
          <text:p/>
        </draw:polygon>
        <draw:polygon draw:style-name="gr3" draw:text-style-name="P2" draw:layer="layout" svg:width="33.721cm" svg:height="6.725cm" svg:x="3.466cm" svg:y="0.193cm" svg:viewBox="0 0 33722 6726" draw:points="0,6726 33722,6726 33722,0 0,0">
          <text:p/>
        </draw:polygon>
        <draw:path draw:style-name="gr4" draw:text-style-name="P3" draw:layer="layout" svg:width="0.139cm" svg:height="0.138cm" svg:x="9.72cm" svg:y="4.713cm" svg:viewBox="0 0 140 139" svg:d="M0 70c0-38 31-70 69-70 40 0 71 32 71 70s-31 69-71 69c-38 0-69-31-69-69z">
          <text:p/>
        </draw:path>
        <draw:path draw:style-name="gr4" draw:text-style-name="P3" draw:layer="layout" svg:width="0.139cm" svg:height="0.138cm" svg:x="9.72cm" svg:y="4.586cm" svg:viewBox="0 0 140 139" svg:d="M0 70c0-38 31-70 69-70 40 0 71 32 71 70s-31 69-71 69c-38 0-69-31-69-69z">
          <text:p/>
        </draw:path>
        <draw:path draw:style-name="gr4" draw:text-style-name="P3" draw:layer="layout" svg:width="0.139cm" svg:height="0.138cm" svg:x="9.72cm" svg:y="6.543cm" svg:viewBox="0 0 140 139" svg:d="M0 70c0-38 31-70 69-70 40 0 71 32 71 70s-31 69-71 69c-38 0-69-31-69-69z">
          <text:p/>
        </draw:path>
        <draw:path draw:style-name="gr4" draw:text-style-name="P3" draw:layer="layout" svg:width="0.139cm" svg:height="0.14cm" svg:x="9.72cm" svg:y="4.751cm" svg:viewBox="0 0 140 141" svg:d="M0 70c0-39 31-70 69-70 40 0 71 31 71 70 0 38-31 71-71 71-38 0-69-33-69-71z">
          <text:p/>
        </draw:path>
        <draw:path draw:style-name="gr4" draw:text-style-name="P3" draw:layer="layout" svg:width="0.139cm" svg:height="0.139cm" svg:x="9.72cm" svg:y="5.954cm" svg:viewBox="0 0 140 140" svg:d="M0 70c0-38 31-70 69-70 40 0 71 32 71 70s-31 70-71 70c-38 0-69-32-69-70z">
          <text:p/>
        </draw:path>
        <draw:path draw:style-name="gr4" draw:text-style-name="P3" draw:layer="layout" svg:width="0.139cm" svg:height="0.139cm" svg:x="9.72cm" svg:y="5.062cm" svg:viewBox="0 0 140 140" svg:d="M0 69c0-37 31-69 69-69 40 0 71 32 71 69 0 38-31 71-71 71-38 0-69-33-69-71z">
          <text:p/>
        </draw:path>
        <draw:path draw:style-name="gr4" draw:text-style-name="P3" draw:layer="layout" svg:width="0.139cm" svg:height="0.139cm" svg:x="9.72cm" svg:y="5.735cm" svg:viewBox="0 0 140 140" svg:d="M0 69c0-38 31-69 69-69 40 0 71 31 71 69 0 40-31 71-71 71-38 0-69-31-69-71z">
          <text:p/>
        </draw:path>
        <draw:path draw:style-name="gr4" draw:text-style-name="P3" draw:layer="layout" svg:width="0.139cm" svg:height="0.139cm" svg:x="9.72cm" svg:y="4.684cm" svg:viewBox="0 0 140 140" svg:d="M0 70c0-38 31-70 69-70 40 0 71 32 71 70 0 40-31 70-71 70-38 0-69-30-69-70z">
          <text:p/>
        </draw:path>
        <draw:line draw:style-name="gr5" draw:text-style-name="P4" draw:layer="layout" svg:x1="9.788cm" svg:y1="1.605cm" svg:x2="9.788cm" svg:y2="0.978cm">
          <text:p/>
        </draw:line>
        <draw:line draw:style-name="gr5" draw:text-style-name="P4" draw:layer="layout" svg:x1="9.788cm" svg:y1="2.82cm" svg:x2="9.788cm" svg:y2="3.928cm">
          <text:p/>
        </draw:line>
        <draw:polygon draw:style-name="gr6" draw:text-style-name="P1" draw:layer="layout" svg:width="7.903cm" svg:height="1.217cm" svg:x="5.838cm" svg:y="1.605cm" svg:viewBox="0 0 7904 1218" draw:points="0,0 0,1218 7904,1218 7904,0">
          <text:p/>
        </draw:polygon>
        <draw:line draw:style-name="gr7" draw:text-style-name="P4" draw:layer="layout" svg:x1="5.838cm" svg:y1="2.112cm" svg:x2="13.741cm" svg:y2="2.112cm">
          <text:p/>
        </draw:line>
        <draw:path draw:style-name="gr4" draw:text-style-name="P3" draw:layer="layout" svg:width="0.139cm" svg:height="0.139cm" svg:x="20.256cm" svg:y="3.962cm" svg:viewBox="0 0 140 140" svg:d="M0 69c0-39 32-69 70-69 40 0 70 30 70 69 0 38-30 71-70 71-38 0-70-33-70-71z">
          <text:p/>
        </draw:path>
        <draw:path draw:style-name="gr4" draw:text-style-name="P3" draw:layer="layout" svg:width="0.139cm" svg:height="0.139cm" svg:x="20.256cm" svg:y="3.922cm" svg:viewBox="0 0 140 140" svg:d="M0 70c0-38 32-70 70-70 40 0 70 32 70 70s-30 70-70 70c-38 0-70-32-70-70z">
          <text:p/>
        </draw:path>
        <draw:line draw:style-name="gr5" draw:text-style-name="P4" draw:layer="layout" svg:x1="20.326cm" svg:y1="1.5cm" svg:x2="20.326cm" svg:y2="0.498cm">
          <text:p/>
        </draw:line>
        <draw:line draw:style-name="gr5" draw:text-style-name="P4" draw:layer="layout" svg:x1="20.326cm" svg:y1="2.458cm" svg:x2="20.326cm" svg:y2="3.816cm">
          <text:p/>
        </draw:line>
        <draw:polygon draw:style-name="gr6" draw:text-style-name="P1" draw:layer="layout" svg:width="7.905cm" svg:height="0.959cm" svg:x="16.374cm" svg:y="1.5cm" svg:viewBox="0 0 7906 960" draw:points="0,0 0,960 7906,960 7906,0">
          <text:p/>
        </draw:polygon>
        <draw:line draw:style-name="gr7" draw:text-style-name="P4" draw:layer="layout" svg:x1="16.374cm" svg:y1="2.012cm" svg:x2="24.277cm" svg:y2="2.012cm">
          <text:p/>
        </draw:line>
        <draw:path draw:style-name="gr4" draw:text-style-name="P3" draw:layer="layout" svg:width="0.139cm" svg:height="0.139cm" svg:x="30.794cm" svg:y="4.707cm" svg:viewBox="0 0 140 140" svg:d="M0 73c0-41 32-73 70-73 40 0 70 32 70 73 0 37-30 67-70 67-38 0-70-30-70-67z">
          <text:p/>
        </draw:path>
        <draw:line draw:style-name="gr5" draw:text-style-name="P4" draw:layer="layout" svg:x1="30.863cm" svg:y1="1.238cm" svg:x2="30.863cm" svg:y2="0.62cm">
          <text:p/>
        </draw:line>
        <draw:line draw:style-name="gr5" draw:text-style-name="P4" draw:layer="layout" svg:x1="30.863cm" svg:y1="2.43cm" svg:x2="30.863cm" svg:y2="3.313cm">
          <text:p/>
        </draw:line>
        <draw:polygon draw:style-name="gr6" draw:text-style-name="P1" draw:layer="layout" svg:width="7.903cm" svg:height="1.192cm" svg:x="26.912cm" svg:y="1.238cm" svg:viewBox="0 0 7904 1193" draw:points="0,0 0,1193 7904,1193 7904,0">
          <text:p/>
        </draw:polygon>
        <draw:line draw:style-name="gr7" draw:text-style-name="P4" draw:layer="layout" svg:x1="26.912cm" svg:y1="1.937cm" svg:x2="34.815cm" svg:y2="1.937cm">
          <text:p/>
        </draw:line>
        <draw:polygon draw:style-name="gr3" draw:text-style-name="P2" draw:layer="layout" svg:width="33.721cm" svg:height="6.725cm" svg:x="3.466cm" svg:y="7.111cm" svg:viewBox="0 0 33722 6726" draw:points="0,6726 33722,6726 33722,0 0,0">
          <text:p/>
        </draw:polygon>
        <draw:path draw:style-name="gr4" draw:text-style-name="P3" draw:layer="layout" svg:width="0.139cm" svg:height="0.139cm" svg:x="9.72cm" svg:y="12.892cm" svg:viewBox="0 0 140 140" svg:d="M0 71c0-40 31-71 69-71 40 0 71 31 71 71 0 38-31 69-71 69-38 0-69-31-69-69z">
          <text:p/>
        </draw:path>
        <draw:path draw:style-name="gr4" draw:text-style-name="P3" draw:layer="layout" svg:width="0.139cm" svg:height="0.14cm" svg:x="9.72cm" svg:y="7.346cm" svg:viewBox="0 0 140 141" svg:d="M0 69c0-38 31-69 69-69 40 0 71 31 71 69 0 39-31 72-71 72-38 0-69-33-69-72z">
          <text:p/>
        </draw:path>
        <draw:path draw:style-name="gr4" draw:text-style-name="P3" draw:layer="layout" svg:width="0.139cm" svg:height="0.139cm" svg:x="9.72cm" svg:y="13.152cm" svg:viewBox="0 0 140 140" svg:d="M0 71c0-40 31-71 69-71 40 0 71 31 71 71 0 37-31 69-71 69-38 0-69-32-69-69z">
          <text:p/>
        </draw:path>
        <draw:path draw:style-name="gr4" draw:text-style-name="P3" draw:layer="layout" svg:width="0.139cm" svg:height="0.139cm" svg:x="9.72cm" svg:y="13.459cm" svg:viewBox="0 0 140 140" svg:d="M0 71c0-40 31-71 69-71 40 0 71 31 71 71 0 38-31 69-71 69-38 0-69-31-69-69z">
          <text:p/>
        </draw:path>
        <draw:line draw:style-name="gr5" draw:text-style-name="P4" draw:layer="layout" svg:x1="9.788cm" svg:y1="9.689cm" svg:x2="9.788cm" svg:y2="7.848cm">
          <text:p/>
        </draw:line>
        <draw:line draw:style-name="gr5" draw:text-style-name="P4" draw:layer="layout" svg:x1="9.788cm" svg:y1="10.968cm" svg:x2="9.788cm" svg:y2="12.734cm">
          <text:p/>
        </draw:line>
        <draw:polygon draw:style-name="gr6" draw:text-style-name="P1" draw:layer="layout" svg:width="7.903cm" svg:height="1.279cm" svg:x="5.838cm" svg:y="9.689cm" svg:viewBox="0 0 7904 1280" draw:points="0,0 0,1280 7904,1280 7904,0">
          <text:p/>
        </draw:polygon>
        <draw:line draw:style-name="gr7" draw:text-style-name="P4" draw:layer="layout" svg:x1="5.838cm" svg:y1="10.338cm" svg:x2="13.741cm" svg:y2="10.338cm">
          <text:p/>
        </draw:line>
        <draw:line draw:style-name="gr5" draw:text-style-name="P4" draw:layer="layout" svg:x1="20.326cm" svg:y1="9.239cm" svg:x2="20.326cm" svg:y2="7.461cm">
          <text:p/>
        </draw:line>
        <draw:line draw:style-name="gr5" draw:text-style-name="P4" draw:layer="layout" svg:x1="20.326cm" svg:y1="11.103cm" svg:x2="20.326cm" svg:y2="12.96cm">
          <text:p/>
        </draw:line>
        <draw:polygon draw:style-name="gr6" draw:text-style-name="P1" draw:layer="layout" svg:width="7.905cm" svg:height="1.865cm" svg:x="16.374cm" svg:y="9.239cm" svg:viewBox="0 0 7906 1866" draw:points="0,0 0,1866 7906,1866 7906,0">
          <text:p/>
        </draw:polygon>
        <draw:line draw:style-name="gr7" draw:text-style-name="P4" draw:layer="layout" svg:x1="16.374cm" svg:y1="10.079cm" svg:x2="24.277cm" svg:y2="10.079cm">
          <text:p/>
        </draw:line>
        <draw:path draw:style-name="gr4" draw:text-style-name="P3" draw:layer="layout" svg:width="0.139cm" svg:height="0.14cm" svg:x="30.794cm" svg:y="7.392cm" svg:viewBox="0 0 140 141" svg:d="M0 70c0-39 32-70 70-70 40 0 70 31 70 70 0 40-30 71-70 71-38 0-70-31-70-71z">
          <text:p/>
        </draw:path>
        <draw:path draw:style-name="gr4" draw:text-style-name="P3" draw:layer="layout" svg:width="0.139cm" svg:height="0.138cm" svg:x="30.794cm" svg:y="7.441cm" svg:viewBox="0 0 140 139" svg:d="M0 69c0-38 32-69 70-69 40 0 70 31 70 69 0 39-30 70-70 70-38 0-70-31-70-70z">
          <text:p/>
        </draw:path>
        <draw:path draw:style-name="gr4" draw:text-style-name="P3" draw:layer="layout" svg:width="0.139cm" svg:height="0.139cm" svg:x="30.794cm" svg:y="7.7cm" svg:viewBox="0 0 140 140" svg:d="M0 70c0-40 32-70 70-70 40 0 70 30 70 70 0 38-30 70-70 70-38 0-70-32-70-70z">
          <text:p/>
        </draw:path>
        <draw:line draw:style-name="gr5" draw:text-style-name="P4" draw:layer="layout" svg:x1="30.863cm" svg:y1="9.556cm" svg:x2="30.863cm" svg:y2="7.871cm">
          <text:p/>
        </draw:line>
        <draw:line draw:style-name="gr5" draw:text-style-name="P4" draw:layer="layout" svg:x1="30.863cm" svg:y1="10.694cm" svg:x2="30.863cm" svg:y2="12.358cm">
          <text:p/>
        </draw:line>
        <draw:polygon draw:style-name="gr6" draw:text-style-name="P1" draw:layer="layout" svg:width="7.903cm" svg:height="1.14cm" svg:x="26.912cm" svg:y="9.556cm" svg:viewBox="0 0 7904 1141" draw:points="0,0 0,1141 7904,1141 7904,0">
          <text:p/>
        </draw:polygon>
        <draw:line draw:style-name="gr7" draw:text-style-name="P4" draw:layer="layout" svg:x1="26.912cm" svg:y1="10.215cm" svg:x2="34.815cm" svg:y2="10.215cm">
          <text:p/>
        </draw:line>
        <draw:polygon draw:style-name="gr3" draw:text-style-name="P2" draw:layer="layout" svg:width="33.721cm" svg:height="6.726cm" svg:x="3.466cm" svg:y="14.027cm" svg:viewBox="0 0 33722 6727" draw:points="0,6727 33722,6727 33722,0 0,0">
          <text:p/>
        </draw:polygon>
        <draw:path draw:style-name="gr4" draw:text-style-name="P3" draw:layer="layout" svg:width="0.139cm" svg:height="0.14cm" svg:x="9.72cm" svg:y="18.906cm" svg:viewBox="0 0 140 141" svg:d="M0 72c0-41 31-72 69-72 40 0 71 31 71 72 0 38-31 69-71 69-38 0-69-31-69-69z">
          <text:p/>
        </draw:path>
        <draw:path draw:style-name="gr4" draw:text-style-name="P3" draw:layer="layout" svg:width="0.139cm" svg:height="0.139cm" svg:x="9.72cm" svg:y="19.771cm" svg:viewBox="0 0 140 140" svg:d="M0 71c0-38 31-71 69-71 40 0 71 33 71 71 0 39-31 69-71 69-38 0-69-30-69-69z">
          <text:p/>
        </draw:path>
        <draw:path draw:style-name="gr4" draw:text-style-name="P3" draw:layer="layout" svg:width="0.139cm" svg:height="0.139cm" svg:x="9.72cm" svg:y="18.662cm" svg:viewBox="0 0 140 140" svg:d="M0 71c0-41 31-71 69-71 40 0 71 30 71 71 0 38-31 69-71 69-38 0-69-31-69-69z">
          <text:p/>
        </draw:path>
        <draw:path draw:style-name="gr4" draw:text-style-name="P3" draw:layer="layout" svg:width="0.139cm" svg:height="0.14cm" svg:x="9.72cm" svg:y="19.587cm" svg:viewBox="0 0 140 141" svg:d="M0 69c0-38 31-69 69-69 40 0 71 31 71 69 0 41-31 72-71 72-38 0-69-31-69-72z">
          <text:p/>
        </draw:path>
        <draw:path draw:style-name="gr4" draw:text-style-name="P3" draw:layer="layout" svg:width="0.139cm" svg:height="0.14cm" svg:x="9.72cm" svg:y="18.441cm" svg:viewBox="0 0 140 141" svg:d="M0 69c0-38 31-69 69-69 40 0 71 31 71 69s-31 72-71 72c-38 0-69-34-69-72z">
          <text:p/>
        </draw:path>
        <draw:path draw:style-name="gr4" draw:text-style-name="P3" draw:layer="layout" svg:width="0.139cm" svg:height="0.139cm" svg:x="9.72cm" svg:y="20.377cm" svg:viewBox="0 0 140 140" svg:d="M0 70c0-38 31-70 69-70 40 0 71 32 71 70 0 39-31 70-71 70-38 0-69-31-69-70z">
          <text:p/>
        </draw:path>
        <draw:line draw:style-name="gr5" draw:text-style-name="P4" draw:layer="layout" svg:x1="9.788cm" svg:y1="15.578cm" svg:x2="9.788cm" svg:y2="14.333cm">
          <text:p/>
        </draw:line>
        <draw:line draw:style-name="gr5" draw:text-style-name="P4" draw:layer="layout" svg:x1="9.788cm" svg:y1="16.63cm" svg:x2="9.788cm" svg:y2="17.97cm">
          <text:p/>
        </draw:line>
        <draw:polygon draw:style-name="gr6" draw:text-style-name="P1" draw:layer="layout" svg:width="7.903cm" svg:height="1.053cm" svg:x="5.838cm" svg:y="15.578cm" svg:viewBox="0 0 7904 1054" draw:points="0,0 0,1054 7904,1054 7904,0">
          <text:p/>
        </draw:polygon>
        <draw:line draw:style-name="gr7" draw:text-style-name="P4" draw:layer="layout" svg:x1="5.838cm" svg:y1="16.097cm" svg:x2="13.741cm" svg:y2="16.097cm">
          <text:p/>
        </draw:line>
        <draw:path draw:style-name="gr4" draw:text-style-name="P3" draw:layer="layout" svg:width="0.139cm" svg:height="0.14cm" svg:x="20.256cm" svg:y="17.734cm" svg:viewBox="0 0 140 141" svg:d="M0 71c0-39 32-71 70-71 40 0 70 32 70 71 0 38-30 70-70 70-38 0-70-32-70-70z">
          <text:p/>
        </draw:path>
        <draw:path draw:style-name="gr4" draw:text-style-name="P3" draw:layer="layout" svg:width="0.139cm" svg:height="0.139cm" svg:x="20.256cm" svg:y="17.479cm" svg:viewBox="0 0 140 140" svg:d="M0 70c0-38 32-70 70-70 40 0 70 32 70 70 0 37-30 70-70 70-38 0-70-33-70-70z">
          <text:p/>
        </draw:path>
        <draw:line draw:style-name="gr5" draw:text-style-name="P4" draw:layer="layout" svg:x1="20.326cm" svg:y1="15.467cm" svg:x2="20.326cm" svg:y2="14.682cm">
          <text:p/>
        </draw:line>
        <draw:line draw:style-name="gr5" draw:text-style-name="P4" draw:layer="layout" svg:x1="20.326cm" svg:y1="16.273cm" svg:x2="20.326cm" svg:y2="17.402cm">
          <text:p/>
        </draw:line>
        <draw:polygon draw:style-name="gr6" draw:text-style-name="P1" draw:layer="layout" svg:width="7.905cm" svg:height="0.808cm" svg:x="16.374cm" svg:y="15.467cm" svg:viewBox="0 0 7906 809" draw:points="0,0 0,809 7906,809 7906,0">
          <text:p/>
        </draw:polygon>
        <draw:line draw:style-name="gr7" draw:text-style-name="P4" draw:layer="layout" svg:x1="16.374cm" svg:y1="15.759cm" svg:x2="24.277cm" svg:y2="15.759cm">
          <text:p/>
        </draw:line>
        <draw:path draw:style-name="gr4" draw:text-style-name="P3" draw:layer="layout" svg:width="0.139cm" svg:height="0.139cm" svg:x="30.794cm" svg:y="18.088cm" svg:viewBox="0 0 140 140" svg:d="M0 71c0-39 32-71 70-71 40 0 70 32 70 71 0 38-30 69-70 69-38 0-70-31-70-69z">
          <text:p/>
        </draw:path>
        <draw:path draw:style-name="gr4" draw:text-style-name="P3" draw:layer="layout" svg:width="0.139cm" svg:height="0.138cm" svg:x="30.794cm" svg:y="17.399cm" svg:viewBox="0 0 140 139" svg:d="M0 70c0-39 32-70 70-70 40 0 70 31 70 70 0 38-30 69-70 69-38 0-70-31-70-69z">
          <text:p/>
        </draw:path>
        <draw:line draw:style-name="gr5" draw:text-style-name="P4" draw:layer="layout" svg:x1="30.863cm" svg:y1="15.393cm" svg:x2="30.863cm" svg:y2="14.59cm">
          <text:p/>
        </draw:line>
        <draw:line draw:style-name="gr5" draw:text-style-name="P4" draw:layer="layout" svg:x1="30.863cm" svg:y1="16.175cm" svg:x2="30.863cm" svg:y2="16.874cm">
          <text:p/>
        </draw:line>
        <draw:polygon draw:style-name="gr6" draw:text-style-name="P1" draw:layer="layout" svg:width="7.903cm" svg:height="0.784cm" svg:x="26.912cm" svg:y="15.393cm" svg:viewBox="0 0 7904 785" draw:points="0,0 0,785 7904,785 7904,0">
          <text:p/>
        </draw:polygon>
        <draw:line draw:style-name="gr7" draw:text-style-name="P4" draw:layer="layout" svg:x1="26.912cm" svg:y1="15.77cm" svg:x2="34.815cm" svg:y2="15.77cm">
          <text:p/>
        </draw:line>
        <draw:polygon draw:style-name="gr8" draw:text-style-name="P5" draw:layer="layout" svg:width="1.907cm" svg:height="6.725cm" svg:x="35.999cm" svg:y="0.193cm" svg:viewBox="0 0 1908 6726" draw:points="0,6726 1908,6726 1908,0 0,0">
          <text:p/>
        </draw:polygon>
        <draw:polygon draw:style-name="gr8" draw:text-style-name="P5" draw:layer="layout" svg:width="1.907cm" svg:height="6.725cm" svg:x="35.999cm" svg:y="7.111cm" svg:viewBox="0 0 1908 6726" draw:points="0,6726 1908,6726 1908,0 0,0">
          <text:p/>
        </draw:polygon>
        <draw:polygon draw:style-name="gr8" draw:text-style-name="P5" draw:layer="layout" svg:width="1.907cm" svg:height="6.726cm" svg:x="35.999cm" svg:y="14.027cm" svg:viewBox="0 0 1908 6727" draw:points="0,6727 1908,6727 1908,0 0,0">
          <text:p/>
        </draw:polygon>
        <draw:line draw:style-name="gr5" draw:text-style-name="P4" draw:layer="layout" svg:x1="9.788cm" svg:y1="20.848cm" svg:x2="9.788cm" svg:y2="20.752cm">
          <text:p/>
        </draw:line>
        <draw:line draw:style-name="gr5" draw:text-style-name="P4" draw:layer="layout" svg:x1="20.326cm" svg:y1="20.848cm" svg:x2="20.326cm" svg:y2="20.752cm">
          <text:p/>
        </draw:line>
        <draw:line draw:style-name="gr5" draw:text-style-name="P4" draw:layer="layout" svg:x1="30.863cm" svg:y1="20.848cm" svg:x2="30.863cm" svg:y2="20.752cm">
          <text:p/>
        </draw:line>
        <draw:polygon draw:style-name="gr9" draw:text-style-name="P6" draw:layer="layout" svg:width="0.474cm" svg:height="0.583cm" svg:x="8.422cm" svg:y="20.926cm" svg:viewBox="0 0 475 584" draw:points="381,584 66,86 66,90 67,95 67,98 67,103 67,106 69,110 69,115 69,118 69,123 69,127 69,130 69,133 69,138 69,141 69,144 69,147 69,152 70,156 70,158 70,162 70,167 70,170 70,173 70,176 70,181 70,184 70,187 70,190 70,193 70,196 70,584 0,584 0,0 92,0 410,502 410,497 410,494 408,489 408,486 408,482 408,477 408,474 408,469 408,465 407,462 407,457 407,454 407,451 407,446 407,443 407,439 405,436 405,431 405,428 405,424 405,419 405,416 405,411 405,408 405,404 405,399 405,396 405,391 405,388 405,385 405,0 475,0 475,584">
          <text:p/>
        </draw:polygon>
        <draw:path draw:style-name="gr9" draw:text-style-name="P6" draw:layer="layout" svg:width="0.401cm" svg:height="0.465cm" svg:x="9cm" svg:y="21.053cm" svg:viewBox="0 0 402 466" svg:d="M402 234l-1 23-2 21-3 20-3 20-4 18-7 17-7 15-6 16-10 12-10 12-11 11-12 11-11 7-15 8-14 6-15 6-17 3-17 3-18 2-20 1h-9l-8-1h-9l-9-2-10-1h-7l-8-2-9-3-6-3-8-3-7-1-8-5-6-3-6-3-8-5-6-4-6-5-5-6-6-5-5-6-4-4-6-8-3-6-5-6-3-8-5-6-5-9-3-8-2-8-3-9-3-9-3-9-1-9-2-9-2-11-1-11v-11l-2-10v-11-12l2-45 6-38 11-35 15-31 18-27 21-20 26-16 31-13 34-6 38-3h11 9l9 2 11 1h9l9 2 8 3 7 1 8 2 9 4 6 4 8 3 6 4 8 3 6 5 6 4 6 5 6 6 5 5 4 4 5 7 5 8 4 6 3 6 5 8 3 6 3 8 3 9 3 8 3 9 2 9 1 9 3 8v11l3 10v9l2 11v11 12zM323 234v-11-9-9l-2-9v-10-9l-3-7v-8l-1-8-2-6-3-6v-8l-3-6-3-6-2-5-1-6-3-4-3-5-2-4-3-5-4-3-3-3-4-5-4-3-3-3-3-3-5-1-3-2-6-3-3-2-6-1-3-2-5-1h-6l-5-3-4-1h-5-6-6-6-5-6-4-5l-6 1-6 3h-5l-4 1-5 2-5 1-4 2-5 3-3 2-4 3-5 3-3 3-5 3-3 3-3 3-3 5-3 4-3 5-3 4-3 5-3 6-3 6-2 5-1 6-2 6-3 6v8l-3 7v8l-1 8-2 7v10 9l-2 9v9 11 9 12l2 8v9 9l2 8 1 9 2 8 1 6 2 7 1 8 3 6 2 6 1 6 3 5 2 6 3 5 3 4 3 5 3 5 3 4 5 3 3 3 3 3 3 3 5 3 4 2 3 3 5 3h4l5 3h3l6 3h5 3l6 2 5 1h4 6 5 4 7 4l6-1h5l6-2h5l4-1 6-2 5-1 3-2 6-3 3-2 5-3 4-3 3-1 5-5 3-3 3-3 3-4 3-5 3-3 3-6 2-5 3-4 3-7 3-6 2-6 1-6 3-8v-7l3-6v-8l2-9 1-8v-9l2-9v-8-12z">
          <text:p/>
        </draw:path>
        <draw:polygon draw:style-name="gr9" draw:text-style-name="P6" draw:layer="layout" svg:width="0.077cm" svg:height="0.613cm" svg:x="9.727cm" svg:y="20.896cm" svg:viewBox="0 0 78 614" draw:points="0,614 0,0 78,0 78,614">
          <text:p/>
        </draw:polygon>
        <draw:path draw:style-name="gr9" draw:text-style-name="P6" draw:layer="layout" svg:width="0.077cm" svg:height="0.613cm" svg:x="9.915cm" svg:y="20.896cm" svg:viewBox="0 0 78 614" svg:d="M0 70v-70h78v70zM0 614v-449h78v449z">
          <text:p/>
        </draw:path>
        <draw:path draw:style-name="gr9" draw:text-style-name="P6" draw:layer="layout" svg:width="0.383cm" svg:height="0.63cm" svg:x="10.082cm" svg:y="21.055cm" svg:viewBox="0 0 384 631" svg:d="M194 631h-9-6-8-6l-8-1-6-2h-7l-7-1-6-2-6-2-6-1-6-2-5-1-6-3-4-3-5-2-6-1-3-3-5-3-4-3-5-2-3-5-5-3-4-3-3-3-2-3-4-4-3-3-2-5-4-3-3-5-3-4-3-5-2-3-1-6-2-3-1-5-2-6-1-3-2-6 76-11 2 6 1 6 3 5 2 6 3 5 4 4 3 5 5 3 5 5 4 3 6 3 5 3 6 3 6 1 8 2 6 1 8 2 7 2h8 8 4 6 5l4-2h5 5l4-2 5-1h3l4-3h5l3-3 5-2 3-1 3-2 4-3 3-3 4-1 3-5 3-2 3-4 3-3 1-3 3-3 2-5 3-3 1-5 2-4 3-5 2-6 1-3v-6l3-6v-5-6l2-6 1-6v-8-6-8-71h-1l-2 4-1 3-2 3-3 3-1 3-2 3-3 3-3 5-2 3-1 3-3 3-2 2-3 3-3 3-3 3-3 3-3 3-3 2-5 3-3 1-3 3-3 2-4 3-5 1-3 2-5 3-3 2-6 1-3 2-5 1-4 2-5 1h-6l-4 2-5 1h-6-5-6l-6 2h-6-8l-9-2h-8l-7-1-8-2h-6l-8-3-6-3-6-1-8-4-6-1-4-5-6-3-5-3-6-6-5-3-4-6-5-5-3-4-6-6-4-5-3-8-3-6-3-6-3-6-2-9-3-6-3-8-3-9-2-8-1-9-2-9-1-8-2-9-1-11v-9-11l-2-10v-11-12-9-11l2-11v-9-11l1-9 2-9 1-9 2-9 1-8 2-9 3-8 3-9 3-8 2-6 4-8 2-7 3-6 4-6 5-7 4-6 5-6 4-7 5-4 6-5 5-5 6-3 6-4 6-5 6-3 6-3 6-3 8-2 8-1 7-3h8l9-2h8l9-1h9 9l9 1h8l9 2 8 1 9 3 8 3 7 3 8 5 6 3 8 6 6 3 6 5 6 6 5 6 6 9 4 6 5 8 6 7 3 8v-2-3-1-2-3-3-1-3-2-3l2-3v-3-2-3-4-1-3-2-3-3-2-1-3l1-2v-3-3-1-2l2-1v-2-3-2-1-2-1h72v1 2 1l-2 2v3 3 2 1 2 1 3 2 1 3 2 3 3 2 3 3 4 3 3l-1 3v1 5 2 4 2 3 3 3 3 3 3 3 5 341 18l-2 17-3 17-3 15-3 16-6 12-6 14-6 12-8 11-9 9-11 9-9 8-12 7-14 6-12 5-16 4-15 5-17 2-18 1zM307 232v-8-11l-1-7v-9l-2-8v-8l-3-7v-8l-3-6-1-8-2-6-3-6-3-6-2-6-1-6-3-5-3-6-3-5-3-3-3-6-5-3-3-5-3-3-3-4-5-3-3-2-4-3-5-3-3-3-5-1-4-2-5-2-3-1-6-2-3-1h-5l-4-2h-5l-5-1h-4-5l-6 1h-4l-5 2h-6l-5 1-4 2-5 1-4 2-5 2-3 1-5 3-3 3-3 3-4 2-3 3-4 4-3 5-3 3-3 5-3 4-1 5-2 3-3 6-3 6v5l-3 6-2 6-1 6-2 6-1 8v6l-2 8-1 7v8 9 8l-2 9v9 8 9 9l2 9v9 8 8l1 9 2 6v8l1 6 2 8 1 6 2 6 3 4v6l3 5 3 6 2 3 1 5 3 4 3 5 3 3 2 3 5 3 3 3 3 3 4 3 3 2 5 3 3 1 5 2 4 2 5 1h3l6 2 4 1h5 6l5 2h6 3l6-2h3 5l4-1 5-2h3l6-1 3-2 5-3 3-2 6-1 3-3 5-3 4-2 3-3 3-4 5-3 3-5 3-3 3-5 3-4 3-5 3-6 3-5 3-4 2-6 3-6 3-7 2-7 1-5 3-7v-8l3-8v-7l2-8v-9l1-8v-9z">
          <text:p/>
        </draw:path>
        <draw:polygon draw:style-name="gr9" draw:text-style-name="P6" draw:layer="layout" svg:width="0.359cm" svg:height="0.613cm" svg:x="10.576cm" svg:y="20.896cm" svg:viewBox="0 0 360 614" draw:points="74,241 75,237 77,232 80,229 83,225 86,220 89,217 92,214 94,211 97,206 100,203 103,200 106,197 109,194 112,191 115,188 118,186 121,183 124,182 129,180 132,177 135,176 138,174 143,171 146,169 149,168 153,166 158,165 161,165 166,163 169,162 173,162 178,160 183,160 187,159 192,159 196,157 201,157 207,157 210,157 216,157 224,157 233,157 241,159 247,159 256,160 262,162 268,162 274,165 280,166 287,168 291,171 297,174 302,177 306,180 311,183 317,186 320,189 323,194 328,197 331,202 334,206 337,211 340,214 342,220 346,225 347,229 349,235 350,240 352,246 353,251 355,259 355,264 356,270 358,276 358,284 358,290 360,296 360,304 360,310 360,316 360,614 282,614 282,331 282,325 282,319 282,314 282,310 282,305 282,299 282,294 280,290 280,285 279,282 279,276 277,273 276,268 276,265 274,262 273,258 271,255 270,249 268,246 265,243 264,240 262,238 259,235 256,234 253,231 251,229 247,226 244,226 242,223 238,223 235,220 230,220 227,218 221,217 216,217 213,215 207,215 201,214 196,214 190,214 186,214 181,214 175,215 170,217 166,217 161,218 157,220 152,220 147,223 143,225 138,226 135,229 131,231 126,232 123,235 120,238 117,241 112,244 109,247 106,251 103,256 100,261 98,264 95,268 94,273 92,276 89,281 86,285 86,290 83,296 82,300 80,305 80,311 77,316 77,322 77,328 75,334 75,339 75,345 75,351 75,614 0,614 0,0 75,0 75,159 75,162 75,165 75,168 74,169 74,172 74,176 74,177 74,180 74,183 74,186 74,188 74,191 74,194 74,197 74,200 74,202 74,205 74,206 74,209 74,211 74,214 74,215 74,218 74,220 74,223 74,225 72,226 72,228 72,229 72,232 72,235 72,237 71,237 71,238 71,240 71,241">
          <text:p/>
        </draw:polygon>
        <draw:polygon draw:style-name="gr9" draw:text-style-name="P6" draw:layer="layout" svg:width="0.217cm" svg:height="0.556cm" svg:x="11.002cm" svg:y="20.961cm" svg:viewBox="0 0 218 557" draw:points="218,546 215,548 210,549 207,549 203,549 200,551 198,552 194,552 191,552 186,554 183,554 180,554 177,554 172,554 169,555 165,555 160,555 155,557 151,557 148,557 143,557 125,555 108,552 96,548 84,540 73,531 66,520 60,506 55,491 52,474 52,456 52,155 0,155 0,100 55,100 75,0 128,0 128,100 210,100 210,155 128,155 128,439 128,445 128,451 128,456 129,462 131,467 131,471 132,474 134,479 137,482 137,485 140,486 143,489 146,491 149,493 152,494 157,496 160,497 166,497 169,497 175,497 177,497 180,497 183,497 186,497 188,497 189,497 192,497 194,496 195,496 198,496 200,494 201,494 203,494 206,494 209,494 210,493 214,493 215,493 218,491">
          <text:p/>
        </draw:polygon>
        <draw:polygon draw:style-name="gr9" draw:text-style-name="P6" draw:layer="layout" svg:width="0.792cm" svg:height="0.583cm" svg:x="19.248cm" svg:y="20.926cm" svg:viewBox="0 0 793 584" draw:points="622,584 529,584 428,213 426,210 426,207 424,202 423,199 423,196 421,191 420,187 420,184 418,179 417,176 417,172 415,167 414,162 414,158 412,155 412,150 411,147 411,142 409,138 409,135 408,130 406,126 406,121 405,116 403,112 403,107 402,103 400,98 400,92 398,89 397,94 397,98 395,103 394,107 394,112 392,116 391,121 391,127 388,130 388,135 388,139 386,144 386,147 385,152 383,156 383,159 382,164 380,167 380,172 379,176 377,181 377,184 376,188 374,193 374,196 372,199 372,202 371,207 369,210 369,213 267,584 174,584 0,0 81,0 189,373 189,378 192,382 192,387 193,393 195,399 197,404 198,408 200,413 201,419 201,425 204,428 204,434 206,439 207,443 207,448 209,453 209,457 210,462 212,465 212,469 213,474 215,480 216,485 218,488 218,494 218,497 219,503 221,506 221,511 223,515 224,509 226,503 227,498 227,492 230,486 230,482 232,476 233,471 235,465 235,459 236,457 236,454 238,451 238,450 238,448 239,445 239,442 241,439 241,437 241,434 241,433 242,430 244,428 244,425 244,422 244,419 245,416 247,414 247,413 247,410 247,408 249,405 250,402 250,399 250,397 252,396 252,393 253,390 253,388 253,385 253,384 255,382 256,379 256,378 256,376 258,373 258,370 259,368 259,367 259,364 360,0 437,0 538,364 538,367 539,368 539,370 539,373 539,376 541,378 541,379 541,382 542,384 542,385 544,388 544,390 544,393 545,396 545,397 547,399 547,402 547,405 548,408 548,410 550,413 550,414 550,416 551,419 553,422 553,425 553,427 555,430 555,431 556,434 556,436 556,439 556,442 558,445 558,446 559,450 559,451 559,454 561,457 561,459 562,465 564,469 565,476 567,482 567,486 568,492 570,498 571,503 573,509 573,515 574,514 574,512 576,511 576,509 576,506 576,503 578,502 579,498 579,495 579,491 581,488 582,486 582,482 582,477 584,474 585,469 585,465 587,462 588,457 588,453 590,448 590,443 593,439 593,434 594,428 596,425 596,419 597,414 599,410 600,405 602,399 602,394 604,390 605,385 607,382 608,376 608,373 712,0 793,0">
          <text:p/>
        </draw:polygon>
        <draw:polygon draw:style-name="gr9" draw:text-style-name="P6" draw:layer="layout" svg:width="0.36cm" svg:height="0.613cm" svg:x="20.101cm" svg:y="20.896cm" svg:viewBox="0 0 361 614" draw:points="74,241 77,237 78,232 82,229 85,225 88,220 89,217 92,214 95,211 97,206 100,203 103,200 106,197 109,194 112,191 115,188 120,186 123,183 126,182 129,180 132,177 137,176 140,174 143,171 147,169 150,168 155,166 158,165 163,165 167,163 170,162 175,162 179,160 185,160 188,159 194,159 199,157 203,157 208,157 213,157 219,157 226,157 234,157 243,159 249,159 257,160 265,162 271,162 277,165 283,166 289,168 294,171 300,174 303,177 309,180 314,183 318,186 321,189 326,194 329,197 332,202 335,206 338,211 341,214 344,220 346,225 347,229 349,235 350,240 352,246 353,251 355,259 355,264 356,270 358,276 358,284 358,290 360,296 360,304 360,310 361,316 361,614 285,614 285,331 285,325 285,319 285,314 285,310 285,305 283,299 283,294 283,290 283,285 281,282 280,276 280,273 278,268 277,265 277,262 275,258 274,255 271,249 271,246 268,243 266,240 263,238 262,235 259,234 255,231 254,229 251,226 246,226 243,223 240,223 237,220 233,220 228,218 223,217 220,217 214,215 210,215 205,214 199,214 193,214 188,214 181,214 176,215 172,217 167,217 161,218 158,220 152,220 149,223 143,225 140,226 135,229 132,231 127,232 124,235 120,238 117,241 114,244 111,247 108,251 105,256 101,261 100,264 97,268 94,273 92,276 89,281 89,285 86,290 85,296 83,300 82,305 80,311 78,316 78,322 77,328 77,334 77,339 77,345 77,351 77,614 0,614 0,0 77,0 77,159 77,162 77,165 77,168 77,169 77,172 77,176 75,177 75,180 75,183 75,186 75,188 75,191 75,194 75,197 75,200 75,202 75,205 74,206 74,209 74,211 74,214 74,215 74,218 74,220 74,223 74,225 74,226 74,228 74,229 74,232 74,235 74,237 74,238 72,240 72,241">
          <text:p/>
        </draw:polygon>
        <draw:path draw:style-name="gr9" draw:text-style-name="P6" draw:layer="layout" svg:width="0.075cm" svg:height="0.613cm" svg:x="20.571cm" svg:y="20.896cm" svg:viewBox="0 0 76 614" svg:d="M0 70v-70h76v70zM0 614v-449h76v449z">
          <text:p/>
        </draw:path>
        <draw:polygon draw:style-name="gr9" draw:text-style-name="P6" draw:layer="layout" svg:width="0.217cm" svg:height="0.556cm" svg:x="20.715cm" svg:y="20.961cm" svg:viewBox="0 0 218 557" draw:points="218,546 215,548 212,549 208,549 205,549 200,551 197,552 194,552 191,552 186,554 183,554 180,554 177,554 172,554 168,555 165,555 160,555 156,557 151,557 148,557 142,557 125,555 110,552 96,548 85,540 74,531 67,520 61,506 56,491 53,474 53,456 53,155 0,155 0,100 56,100 78,0 127,0 127,100 211,100 211,155 127,155 127,439 128,445 128,451 128,456 128,462 130,467 131,471 134,474 134,479 137,482 139,485 140,486 143,489 146,491 149,493 153,494 157,496 160,497 165,497 171,497 175,497 177,497 180,497 182,497 183,497 186,497 188,497 189,497 191,497 194,496 195,496 197,496 200,494 203,494 205,494 206,494 209,494 212,493 214,493 215,493 218,491">
          <text:p/>
        </draw:polygon>
        <draw:path draw:style-name="gr9" draw:text-style-name="P6" draw:layer="layout" svg:width="0.397cm" svg:height="0.465cm" svg:x="20.974cm" svg:y="21.053cm" svg:viewBox="0 0 398 466" svg:d="M78 249v8 6l1 7v7 7 5l2 8 1 6 2 6v6l1 6 2 6 3 5 1 4 2 6 3 5 3 6 3 3 2 5 3 4 3 5 3 3 3 5 5 4 3 3 4 2 5 3 3 3 4 3 5 3 6 2 5 1 4 3 5 2 6 1h6l6 2h6l6 1h8l8-1h9l9-2h8l9-3 8-1 6-3 10-4 6-3 6-4 5-3 6-5 4-3 5-6 5-5 3-4 3-5 3-6 3-6 3-6 64 20-1 3-2 3-1 4-2 5-1 3-2 3-3 5-3 3-3 4-2 3-1 5-3 3-3 3-3 5-3 3-5 3-3 3-3 3-5 3-3 3-6 3-3 3-6 3-5 2-4 3-5 3-6 3-6 2-6 1-6 3-8 2-6 1-9 2h-7l-8 1-8 2h-7-8l-9 1h-8l-20-1-18-2-18-3-16-3-17-6-15-6-12-8-14-9-12-9-11-12-9-13-9-12-8-15-6-17-6-17-5-18-3-20-3-20-1-20v-23-14-12l1-10v-11l2-11 1-12 2-9 3-10 3-10 3-8 3-9 3-9 5-6 4-8 3-8 5-6 4-7 5-7 6-7 5-6 6-4 6-5 5-6 7-3 5-5 6-3 8-3 7-3 6-3 8-5 6-1 8-3 7-2 8-1 8-2h7l8-1 9-2h8 9 11 9l12 2 9 1 10 2 9 1 10 2 9 3 8 4 9 5 6 3 8 5 6 3 7 6 7 3 6 6 4 6 6 5 5 7 5 6 4 8 5 6 3 7 4 8 4 6 3 8 3 9 3 8 1 7 2 10 3 7 1 9 2 10v9l1 9 2 9v11 9l1 11v9 9zM322 192l-3-13v-13l-3-12-3-12-3-11-5-9-3-9-6-8-5-9-6-6-6-6-6-6-10-5-8-4-7-4-10-3-9-4-9-1h-11-10-5-3-5-3-4l-3 1-5 3h-5l-4 1-3 2h-5l-3 1-4 2-5 3-3 2-3 1-5 3-3 3-3 2-3 3-5 3-3 4-3 4-3 4-3 3-3 5-3 4-3 5-2 6-3 5-1 4-3 6-2 6-1 7-2 6v6l-1 8-2 7v8 7z">
          <text:p/>
        </draw:path>
        <draw:path draw:style-name="gr9" draw:text-style-name="P6" draw:layer="layout" svg:width="0.561cm" svg:height="0.583cm" svg:x="29.619cm" svg:y="20.926cm" svg:viewBox="0 0 562 584" svg:d="M483 584l-68-170h-267l-67 170h-81l237-584h90l235 584zM315 158l-2-2-1-4v-3l-3-3v-5l-2-3-1-3-2-3-1-3v-3l-2-5-1-3-2-3v-3l-1-3-2-3v-2l-1-4-2-2v-3l-1-3-2-3v-3-2l-2-3-1-1v-2-3l-2-1-1-2v-3-1-2l-2-3v-2-1h-1v1 2l-2 3-1 2v1 3 2l-2 1v3 2l-1 1-2 3v2l-1 3v3l-2 3v3l-1 3-2 3v2l-1 3-2 4v3l-3 4v3l-2 4-1 3v2l-3 3v4l-2 3-1 5v3l-2 3-1 3-2 3-73 193h217z">
          <text:p/>
        </draw:path>
        <draw:polygon draw:style-name="gr9" draw:text-style-name="P6" draw:layer="layout" svg:width="0.595cm" svg:height="0.456cm" svg:x="30.237cm" svg:y="21.053cm" svg:viewBox="0 0 596 457" draw:points="262,457 262,174 262,168 262,162 262,156 262,149 260,144 260,138 260,132 259,127 259,124 257,118 257,115 256,110 254,106 254,101 251,98 251,95 249,92 248,87 245,86 243,83 242,80 240,78 237,75 234,72 233,72 231,69 228,68 225,66 222,64 219,63 216,63 211,61 208,60 205,60 200,60 196,58 193,58 188,57 185,57 179,57 176,57 170,57 167,58 162,60 158,60 153,61 150,63 144,63 141,66 138,68 133,69 130,72 127,74 122,75 119,78 116,81 113,84 110,87 107,90 104,94 101,98 99,101 98,106 95,110 92,115 90,118 89,124 87,129 86,133 84,138 83,144 81,149 81,156 80,162 78,166 78,173 78,180 78,185 76,191 76,199 76,457 3,457 3,104 3,101 3,98 3,95 3,92 3,89 3,86 3,83 3,80 3,78 3,75 3,72 3,69 3,66 3,63 3,60 3,57 3,54 3,51 3,49 3,46 3,43 2,40 2,37 2,34 2,32 2,29 2,28 2,26 2,23 2,22 2,20 2,17 2,14 0,14 0,11 0,8 70,8 70,9 70,11 72,12 72,14 72,17 72,20 72,22 72,23 72,26 72,28 72,29 72,31 72,34 72,37 72,38 72,40 72,43 72,46 72,48 73,51 73,52 73,54 73,57 73,60 73,63 73,64 73,68 73,69 73,72 73,74 73,75 75,78 75,80 75,81 75,83 75,84 78,81 80,78 81,74 84,69 86,66 87,63 90,60 92,57 95,54 96,49 99,46 101,43 104,40 107,37 110,35 112,32 115,31 118,29 121,26 124,23 127,22 130,20 133,17 136,15 141,14 144,11 147,11 151,8 156,8 159,6 164,5 167,5 171,3 176,3 181,2 185,2 191,0 196,0 200,0 207,0 216,0 225,2 234,2 243,3 251,5 260,8 266,11 274,14 280,17 286,20 292,25 297,29 303,34 308,40 312,46 317,54 320,60 323,69 326,77 329,84 332,81 334,78 335,74 338,69 341,66 343,63 344,60 347,57 349,54 352,49 356,46 357,43 361,40 364,37 367,35 370,32 373,31 376,29 379,26 382,23 385,22 388,20 393,17 396,15 399,14 403,11 406,11 411,8 416,8 419,6 423,5 428,5 432,3 437,3 442,2 446,2 451,0 457,0 460,0 466,0 472,0 480,0 486,2 492,2 498,3 503,3 509,5 515,6 520,8 524,9 529,11 533,14 538,15 543,19 547,20 550,23 555,26 558,31 561,34 566,37 569,42 572,46 573,49 576,54 578,60 581,64 584,69 584,75 587,80 589,86 590,92 590,98 592,106 593,113 593,121 595,127 596,135 596,142 596,150 596,159 596,457 521,457 521,174 521,168 521,162 521,156 521,149 521,144 521,138 520,132 520,127 518,124 518,118 518,115 515,110 515,106 514,101 512,98 512,95 509,92 507,87 506,86 503,83 501,80 500,78 498,75 495,72 492,72 491,69 488,68 484,66 481,64 478,63 475,63 472,61 469,60 465,60 462,60 457,58 454,58 448,57 445,57 440,57 436,57 431,57 426,58 422,60 417,60 414,60 410,63 405,63 402,66 397,66 394,69 391,71 387,72 384,75 379,78 376,80 373,83 371,86 368,89 365,92 362,97 361,100 357,104 356,109 352,113 350,118 349,123 346,127 344,132 344,138 343,142 341,147 340,154 338,160 338,166 338,173 337,179 337,185 337,191 337,199 337,457">
          <text:p/>
        </draw:polygon>
        <draw:path draw:style-name="gr9" draw:text-style-name="P6" draw:layer="layout" svg:width="0.381cm" svg:height="0.622cm" svg:x="30.941cm" svg:y="20.896cm" svg:viewBox="0 0 382 623" svg:d="M382 388v43l-5 40-9 35-12 32-14 27-18 20-22 17-24 12-28 6-32 3h-9l-11-1h-9l-9-2-8-1-9-2-8-3-7-3-8-3-6-3-6-5-8-4-6-5-6-4-5-6-6-7-4-6-5-8-5-8-4-8h-2v2 3 1 2 3 3 2 4 1 3 2l-1 3v1 2 3 3 2 1 3 2 1 2 1 2 3 1 2 1l-2 2v2 1 2 1 2 1h-74v-1-2-1-2-3-2-1-2l1-1v-3-2-1-2-3-3-1-2-3-3-3-3-2-3-4l2-3v-3-3-3-3-3-2-3-3-3-6-3-3-520h76v174 3 3 2 1 3 2 3 3 1 4 1 3 2 1 3 2 1 2 3h-2v3 3 2 1 3 3 2 1 2h2l4-8 5-8 5-7 4-8 6-6 5-6 6-5 6-4 8-5 6-4 6-4 8-3 7-3 8-3 9-1 8-2 9-1 9-2h11 9 17l15 3 14 2 14 4 14 5 12 6 11 9 10 8 9 9 8 11 9 12 6 14 6 14 5 15 5 17 4 18 2 18 3 22v20zM304 390v-9-10-9-7-8l-2-9v-6l-1-8-2-8v-6l-1-6-2-6-1-6-2-6-1-5-2-6-3-6-2-3-3-5-1-6-3-3-3-5-2-3-4-4-3-3-4-2-4-3-3-3-3-3-5-1-3-2-4-3h-5l-5-2-4-1h-5l-6-2-5-1h-6-4-6-6l-5 1-6 2h-5l-6 1-5 2h-4l-6 3-3 2-5 1-4 3-5 2-3 3-5 3-3 3-3 3-3 3-4 5-4 4-3 5-3 3-1 6-3 4-2 7-3 4-1 6-2 6-3 8-1 6-2 8-2 6-1 9v8l-2 7v8l-1 9v9 11 9 10 9 9l1 9v8l2 7v8l1 6 2 8 2 6 1 6 3 8 2 6 1 4 3 7 2 4 3 6 1 5 3 3 3 4 4 7 4 3 3 4 3 2 3 3 5 3 3 3 5 3 4 2 5 1 3 2 6 1 4 3 5 1h6l5 2 4 1h5 6 6 5 6 6l5-1 4-2h5l3-1 6-3 3-1 5-2 4-3 3-2 3-3 5-3 3-1 3-5 3-3 3-3 3-3 2-6 3-5 3-4 1-5 3-4 2-7 3-4v-6l3-6v-8l3-6v-6l2-8 1-8v-7l2-8v-9-8-9-9z">
          <text:p/>
        </draw:path>
        <draw:path draw:style-name="gr9" draw:text-style-name="P6" draw:layer="layout" svg:width="0.398cm" svg:height="0.465cm" svg:x="31.394cm" svg:y="21.053cm" svg:viewBox="0 0 399 466" svg:d="M78 249v8 6 7 7l1 7v5l2 8v6l3 6v6l3 6v6l3 5 2 4 1 6 3 5 3 6 3 3 2 5 3 4 3 5 3 3 3 5 5 4 4 3 3 2 5 3 3 3 5 3 4 3 6 2 5 1 4 3 5 2 8 1h6l6 2h6l6 1h6l9-1h10l9-2h7l8-3 9-1 7-3 8-4 6-3 5-4 6-3 6-5 5-3 4-6 5-5 3-4 3-5 3-6 3-6 3-6 64 20-1 3-2 3-1 4-2 5-1 3-2 3-3 5-3 3-1 4-4 3-1 5-3 3-3 3-3 5-3 3-5 3-3 3-3 3-5 3-4 3-3 3-5 3-6 3-5 2-4 3-5 3-6 3-6 2-6 1-6 3-6 2-8 1-6 2h-8l-8 1-8 2h-8-9l-8 1h-9l-20-1-18-2-18-3-17-3-15-6-14-6-14-8-14-9-12-9-11-12-9-13-9-12-8-15-6-17-6-17-5-18-4-20-2-20-1-20v-23-14-12-10l1-11 2-11 3-12 1-9 2-10 3-10 3-8 3-9 3-9 5-6 3-8 4-8 5-6 5-7 4-7 5-7 6-6 6-4 6-5 6-6 5-3 6-5 6-3 8-3 6-3 8-3 7-5 6-1 8-3 9-2 6-1 8-2h8l10-1 8-2h8 7 11 12l9 2 11 1 10 2 9 1 8 2 9 3 8 4 9 5 6 3 8 5 6 3 8 6 6 3 6 6 6 6 5 5 4 7 5 6 4 8 5 6 3 7 5 8 3 6 3 8 3 9 3 8 1 7 2 10 3 7 1 9 2 10 2 9 1 9v9 11l2 9v11 9 9zM322 192l-1-13-2-13-3-12-3-12-3-11-5-9-3-9-6-8-5-9-6-6-6-6-6-6-8-5-7-4-8-4-10-3-9-4-11-1h-11-9-4-5-3-5-4l-2 1-4 3h-6l-4 1-4 2h-5l-3 1-4 2-5 3-3 2-3 1-3 3-5 3-3 2-3 3-4 3-3 4-4 4-3 4-3 3-3 5-3 4-3 5-1 6-3 5-2 4-3 6-2 6-1 7-2 6-1 6v8l-2 7-1 8v7z">
          <text:p/>
        </draw:path>
        <draw:polygon draw:style-name="gr9" draw:text-style-name="P6" draw:layer="layout" svg:width="0.213cm" svg:height="0.456cm" svg:x="31.885cm" svg:y="21.053cm" svg:viewBox="0 0 214 457" draw:points="1,457 1,113 1,110 1,109 1,106 1,101 1,98 1,95 1,92 1,89 1,86 1,84 1,81 1,78 1,75 1,72 1,69 1,66 1,63 1,61 1,58 1,55 0,54 0,51 0,48 0,45 0,43 0,40 0,37 0,34 0,32 0,31 0,28 0,26 0,23 0,20 0,19 0,17 0,14 0,12 0,11 0,8 69,8 69,11 70,12 70,14 70,17 70,19 70,20 70,23 70,26 70,29 70,31 70,32 70,35 72,37 72,40 72,43 72,45 72,48 72,51 72,52 72,55 72,57 72,60 72,63 72,66 72,68 72,71 72,72 72,75 72,78 72,80 72,83 72,84 72,86 72,89 72,90 72,92 72,95 72,97 73,98 73,100 75,100 76,95 78,89 79,86 81,80 84,75 86,72 87,68 89,63 90,60 93,55 93,52 96,49 98,45 99,42 102,38 104,35 107,32 109,29 110,26 113,25 116,23 119,20 121,17 124,15 127,14 130,12 133,11 136,8 139,8 142,6 145,5 148,5 153,3 156,3 161,2 165,2 168,0 174,0 178,0 183,0 185,0 186,0 189,0 191,0 192,0 194,0 195,2 197,2 198,2 200,2 201,3 203,3 206,3 207,3 209,3 212,5 214,5 214,72 212,72 209,72 206,72 206,71 203,71 201,71 200,69 197,69 195,69 194,69 192,69 189,69 188,69 186,69 183,69 180,69 178,69 175,69 174,69 168,69 162,69 158,69 153,71 148,72 144,72 141,75 136,75 133,78 128,80 124,83 121,86 119,87 116,90 113,94 110,98 107,101 104,106 101,109 99,113 98,118 95,121 93,127 92,130 90,135 87,141 87,146 86,153 84,157 83,162 81,168 79,174 78,180 78,186 78,192 78,199 76,205 76,211 76,218 76,225 76,457">
          <text:p/>
        </draw:polygon>
        <draw:path draw:style-name="gr9" draw:text-style-name="P6" draw:layer="layout" svg:width="0.406cm" svg:height="0.601cm" svg:x="1.677cm" svg:y="5.616cm" svg:viewBox="0 0 407 602" svg:d="M407 302v17 15l-2 17v14l-1 14-2 15-3 12-3 14-1 11-5 12-3 12-3 11-3 11-5 9-3 9-6 9-3 9-6 8-5 9-6 6-5 8-6 6-6 6-6 5-6 6-6 5-8 4-6 5-8 3-7 3-8 3-6 3-9 1-8 2-7 3h-8l-8 2-9 1h-8-9-7-8l-9-1-8-2h-9l-8-3-7-2-9-1-9-3-6-3-8-3-6-3-8-5-6-4-6-5-8-6-6-5-6-6-4-6-7-8-4-6-5-9-6-8-4-9-5-9-3-9-5-9-3-11-4-11-3-10-3-13-2-12-3-12-3-14v-14l-3-15v-14-15l-2-17v-17-17l2-16v-17-16l3-13v-16l3-12 3-14 2-12 3-12 3-11 4-12 3-9 5-11 3-9 5-8 4-9 6-10 5-8 4-7 7-7 6-6 6-6 6-6 6-5 6-4 6-5 8-3 6-3 9-3 6-3 8-3 9-2 9-1 9-2 8-1h7l9-2 8-1h9 8l9 1 8 2h7l8 1 8 2 9 1 6 2 8 3 7 3 8 3 6 3 8 3 6 5 6 4 8 5 6 6 6 6 4 6 7 7 4 7 5 8 6 10 5 9 4 8 5 9 3 11 3 9 4 12 3 11 4 12 3 12 1 14 3 12 2 16 1 13v16l2 17v16zM332 302v-14-12l-2-14v-12-12l-1-11-2-10v-11l-3-9v-10l-3-10-1-8-2-8-3-7-3-8-2-7-1-8-5-6-1-5-5-6-3-6-3-5-3-4-5-5-4-3-3-5-5-4-3-4-6-2-3-3-6-3-5-1-4-2-5-1-6-2h-5l-6-1-4-2h-7-6-6-6l-6 2-6 1h-5l-6 2-6 1-5 2-4 1-5 3-5 3-6 2-5 4-3 4-6 5-3 3-3 5-5 4-3 5-3 6-3 6-3 5-3 7-3 7-2 7-3 8-3 7-2 8-1 9-2 9-1 11-3 8v12l-2 11-1 11v10 14 12l-2 14v12 14l2 12v12 13 12l1 11 2 10v11l3 8 1 10 2 10 1 9 2 7 3 8 3 8 3 7 2 7 3 7 3 5 3 6 3 6 3 5 5 4 4 5 3 4 5 3 3 5 5 3 6 3 5 3 5 2 4 1 5 2 6 3h6l5 1 6 2h5 6 6 6 6 5l6-2 4-1h5l6-3 6-2 3-1 5-2 6-3 3-3 5-3 4-5 5-3 3-4 3-5 4-4 4-5 4-6 3-6 3-5 2-7 3-7 3-7 3-8 1-8 2-7 3-9 2-10 1-10 2-8 1-11 2-10 1-11v-12-13l2-12v-12z">
          <text:p/>
        </draw:path>
        <draw:polygon draw:style-name="gr9" draw:text-style-name="P6" draw:layer="layout" svg:width="0.081cm" svg:height="0.09cm" svg:x="2.193cm" svg:y="6.118cm" svg:viewBox="0 0 82 91" draw:points="0,91 0,0 82,0 82,91">
          <text:p/>
        </draw:polygon>
        <draw:path draw:style-name="gr9" draw:text-style-name="P6" draw:layer="layout" svg:width="0.406cm" svg:height="0.601cm" svg:x="2.384cm" svg:y="5.616cm" svg:viewBox="0 0 407 602" svg:d="M407 302v17l-2 15v17l-1 14-2 14-1 15-2 12-3 14-3 11-3 12-3 12-3 11-5 11-3 9-5 9-4 9-5 9-4 8-5 9-6 6-6 8-6 6-5 6-6 5-6 6-8 5-6 4-7 5-8 3-6 3-8 3-8 3-7 1-9 2-9 3h-9l-8 2-8 1h-7-9-8-9l-8-1-9-2h-8l-7-3-8-2-8-1-7-3-8-3-6-3-8-3-6-5-7-4-7-5-7-6-5-5-6-6-6-6-6-8-5-6-4-9-5-8-6-9-3-9-5-9-3-9-4-11-3-11-5-10-2-13-3-12-1-12-3-14-2-14-1-15-2-14v-15-17-17-17-16-17l2-16 1-13 2-16 3-12 1-14 3-12 2-12 5-11 3-12 4-9 3-11 5-9 3-8 6-9 5-10 4-8 5-7 6-7 6-6 6-6 6-6 6-5 8-4 6-5 6-3 8-3 8-3 7-3 8-3 8-2 7-1 8-2 9-1h8l9-2 8-1h9 7l8 1 9 2h8l9 1 8 2 8 1 8 2 8 3 7 3 6 3 8 3 6 3 8 5 6 4 6 5 6 6 6 6 6 6 5 7 6 7 6 8 5 10 3 9 4 8 5 9 3 11 5 9 3 12 3 11 3 12 3 12 3 14 2 12 1 16 2 13 1 16v17l2 16zM330 302v-14-12-14-12l-1-12-2-11v-10l-1-11-2-9-1-10-2-10-3-8-2-8-1-7-3-8-3-7-2-8-3-6-3-5-3-6-3-6-3-5-5-4-3-5-3-3-6-5-3-4-5-4-4-2-5-3-5-3-5-1-6-2-6-1-5-2h-4l-6-1-7-2h-4-6-6-8l-5 2-6 1h-6l-4 2-5 1-6 2-5 1-6 3-3 3-6 2-3 4-5 4-4 5-5 3-3 5-3 4-5 5-3 6-3 6-3 5-3 7-3 7-1 7-4 8-1 7-3 8-2 9-1 9-2 11-1 8-2 12v11 11l-3 10v14 12 14 12 14 12 12 13l3 12v11 10l2 11 1 8 2 10 1 10 2 9 3 7 3 8 2 8 3 7 1 7 3 7 3 5 3 6 5 6 3 5 3 4 5 5 4 4 3 3 5 5 3 3 6 3 3 3 6 2 5 1 4 2 7 3h4l6 1 5 2h6 6 6 5 6 6l6-2 5-1h4l6-3 5-2 6-1 6-2 4-3 5-3 4-3 5-5 3-3 5-4 3-5 3-4 4-5 4-6 3-6 3-5 3-7 3-7 1-7 3-8 2-8 3-7 1-9 2-10 3-10v-8l3-11v-10l2-11 1-12v-13-12-12z">
          <text:p/>
        </draw:path>
        <draw:polygon draw:style-name="gr9" draw:text-style-name="P6" draw:layer="layout" svg:width="0.366cm" svg:height="0.583cm" svg:x="2.886cm" svg:y="5.625cm" svg:viewBox="0 0 367 584" draw:points="0,584 0,521 148,521 148,72 17,165 17,95 155,0 225,0 225,521 367,521 367,584">
          <text:p/>
        </draw:polygon>
        <draw:path draw:style-name="gr9" draw:text-style-name="P6" draw:layer="layout" svg:width="0.406cm" svg:height="0.602cm" svg:x="1.677cm" svg:y="3.871cm" svg:viewBox="0 0 407 603" svg:d="M407 303v15 17l-2 15v16l-1 13-2 14-3 14-3 12-1 14-5 11-3 12-3 9-3 11-5 11-3 9-6 9-3 9-6 8-5 7-6 8-5 6-6 6-6 6-6 6-6 5-6 6-8 5-6 3-8 3-7 3-8 3-6 3-9 3-8 2-7 1-8 2h-8l-9 1-8 2h-9-7l-8-2-9-1h-8l-9-2-8-1-7-2-9-3-9-3-6-3-8-3-6-3-8-3-6-5-6-6-8-5-6-6-6-6-4-6-7-6-4-8-5-7-6-8-4-9-5-9-3-9-5-11-3-9-4-11-3-11-3-12-2-12-3-14-3-12v-14l-3-15v-16-15l-2-15v-17-17l2-17v-17-15l3-15v-14l3-14 3-12 2-14 3-12 3-11 4-10 3-11 5-9 3-9 5-11 4-8 6-7 5-8 4-8 7-6 6-6 6-6 6-5 6-7 6-3 6-6 8-3 6-5 9-3 6-1 8-3 9-2 9-3h9l8-3h7 9l8-2h9 8l9 2h8 7l8 3h8l9 3 6 2 8 3 7 1 8 3 6 5 8 3 6 6 6 3 8 7 6 5 6 6 4 6 7 6 4 8 5 8 6 7 5 8 4 11 5 9 3 9 3 11 4 10 3 11 4 12 3 14 1 12 3 14 2 14 1 15v15l2 17v17zM332 303v-14-14l-2-12v-12-12l-1-11-2-11v-10l-3-11v-8l-3-9-1-9-2-8-3-9-3-8-2-6-1-7-5-7-1-6-5-6-3-4-3-5-3-6-5-3-4-5-3-3-5-4-3-3-6-2-3-3-6-3-5-2-4-1-5-2-6-1-5-2h-6-4-7-6-6-6-6-6l-5 2-6 1-6 2-5 1-4 2-5 3-5 3-6 3-5 3-3 3-6 3-3 5-3 3-5 6-3 5-3 4-3 6-3 6-3 7-3 7-2 8-3 6-3 9-2 8-1 9-2 9-1 8-3 11v10l-2 11-1 12v11 12 12l-2 14v14 12l2 14v12 11 12l1 11 2 11v10l3 11 1 9 2 8 1 9 2 9 3 8 3 6 3 8 2 7 3 6 3 6 3 7 3 4 3 5 5 6 4 4 3 5 5 3 3 3 5 3 6 3 5 3 5 2 4 3 5 1 6 2 6 2 5 1h6l5 2h6 6 6 6l5-2h6l4-1 5-2 6-2 6-1 3-3 5-2 6-3 3-3 5-3 4-3 5-3 3-5 3-4 4-6 4-5 4-4 3-7 3-6 2-6 3-7 3-8 3-6 1-8 2-9 3-9 2-8 1-9 2-11 1-10 2-11 1-11v-12-11l2-12v-14z">
          <text:p/>
        </draw:path>
        <draw:polygon draw:style-name="gr9" draw:text-style-name="P6" draw:layer="layout" svg:width="0.081cm" svg:height="0.093cm" svg:x="2.193cm" svg:y="4.372cm" svg:viewBox="0 0 82 94" draw:points="0,94 0,0 82,0 82,94">
          <text:p/>
        </draw:polygon>
        <draw:polygon draw:style-name="gr9" draw:text-style-name="P6" draw:layer="layout" svg:width="0.365cm" svg:height="0.584cm" svg:x="2.415cm" svg:y="3.881cm" svg:viewBox="0 0 366 585" draw:points="0,585 0,521 148,521 148,70 18,165 18,95 154,0 223,0 223,521 366,521 366,585">
          <text:p/>
        </draw:polygon>
        <draw:path draw:style-name="gr9" draw:text-style-name="P6" draw:layer="layout" svg:width="0.407cm" svg:height="0.602cm" svg:x="2.854cm" svg:y="3.871cm" svg:viewBox="0 0 408 603" svg:d="M408 303v15l-2 17-1 15v16l-2 13-1 14-3 14-2 12-3 14-3 11-3 12-3 9-5 11-4 11-3 9-5 9-4 9-5 8-6 7-6 8-5 6-6 6-6 6-6 6-6 5-6 6-8 5-6 3-8 3-6 3-9 3-6 3-8 3-9 2-8 1-7 2h-8l-9 1-8 2h-9-8l-10-2-8-1h-9l-7-2-8-1-8-2-7-3-8-3-8-3-6-3-9-3-6-3-6-5-8-6-6-5-6-6-6-6-5-6-6-6-6-8-3-7-6-8-5-9-3-9-4-9-5-11-3-9-3-11-5-11-3-12-1-12-3-14-2-12-1-14-2-15-2-16v-15l-1-15v-17-17l1-17v-17l2-15 2-15 1-14 2-14 3-12 1-14 3-12 5-11 3-10 3-11 5-9 4-9 3-11 5-8 6-7 4-8 5-8 6-6 5-6 6-6 8-5 6-7 6-3 6-6 8-3 7-5 8-3 6-1 9-3 8-2 7-3h8l8-3h9 9l9-2h9 9l8 2h7 8l8 3h9l8 3 7 2 8 3 6 1 8 3 6 5 7 3 8 6 6 3 6 7 6 5 7 6 4 6 6 6 5 8 6 8 5 7 4 8 5 11 4 9 3 9 5 11 3 10 3 11 3 12 3 14 2 12 3 14 1 14 2 15v15l1 17 2 17zM331 303v-14-14l-1-12v-12-12l-2-11-1-11v-10l-3-11v-8l-2-9-3-9-1-8-2-9-3-8-3-6-3-7-2-7-4-6-3-6-2-4-3-5-4-6-5-3-3-5-5-3-4-4-3-3-5-2-4-3-5-3-6-2-5-1-4-2-5-1-6-2h-6-5-6-6-6-6-7-5l-8 2-4 1-5 2-6 1-6 2-5 3-4 3-5 3-3 3-6 3-3 3-5 5-4 3-2 6-4 5-3 4-3 6-4 6-3 7-3 7-1 8-3 6-2 9-3 8-1 9-2 9-1 8-2 11-1 10-2 11v12l-2 11v12l-1 12v14 14 12 14l1 12v11l2 12v11l2 11 1 10 2 11 1 9 2 8 1 9 3 9 2 8 3 6 3 8 1 7 3 6 4 6 3 7 4 4 3 5 3 6 5 4 3 5 5 3 4 3 3 3 5 3 4 3 5 2 6 3 5 1 4 2 5 2 7 1h7l5 2h6 6 7 6l4-2h6l5-1 6-2 5-2 4-1 5-3 6-2 5-3 4-3 3-3 5-3 4-3 5-5 3-4 3-6 3-5 5-4 3-7 3-6 3-6 3-7 2-8 3-6 1-8 3-9 2-9 1-8 2-9 1-11 2-10 1-11 2-11v-12-11l1-12v-14z">
          <text:p/>
        </draw:path>
        <draw:polygon draw:style-name="gr9" draw:text-style-name="P6" draw:layer="layout" svg:width="0.367cm" svg:height="0.583cm" svg:x="1.708cm" svg:y="2.135cm" svg:viewBox="0 0 368 584" draw:points="0,584 0,521 150,521 150,72 18,165 18,96 156,0 225,0 225,521 368,521 368,584">
          <text:p/>
        </draw:polygon>
        <draw:polygon draw:style-name="gr9" draw:text-style-name="P6" draw:layer="layout" svg:width="0.081cm" svg:height="0.091cm" svg:x="2.193cm" svg:y="2.627cm" svg:viewBox="0 0 82 92" draw:points="0,92 0,0 82,0 82,92">
          <text:p/>
        </draw:polygon>
        <draw:path draw:style-name="gr9" draw:text-style-name="P6" draw:layer="layout" svg:width="0.406cm" svg:height="0.6cm" svg:x="2.384cm" svg:y="2.127cm" svg:viewBox="0 0 407 601" svg:d="M407 300v17l-2 15v15l-1 16-2 14-1 13-2 14-3 12-3 14-3 11-3 12-3 9-5 11-3 11-5 9-4 9-5 9-4 8-5 7-6 8-6 6-6 6-5 7-6 6-6 4-8 6-6 6-7 5-8 3-6 3-8 3-8 3-7 1-9 2-9 3h-9l-8 1-8 2h-7-9-8-9l-8-2-9-1h-8l-7-3-8-2-8-1-7-3-8-3-6-3-8-3-6-5-7-6-7-6-7-4-5-6-6-7-6-6-6-6-5-8-4-7-5-8-6-9-3-9-5-9-3-11-4-9-3-11-5-12-2-11-3-12-1-14-3-12-2-14-1-15-2-16v-15-15-17-17-18-15l2-16 1-15 2-14 3-14 1-12 3-14 2-10 5-13 3-10 4-11 3-9 5-11 3-8 6-9 5-7 4-8 5-8 6-6 6-6 6-6 6-6 6-5 8-3 6-6 6-3 8-3 8-3 7-3 8-3 8-2 7-1 8-2h9l8-1 9-2h8 9 7 8l9 2 8 1h9l8 2 8 1 8 2 8 3 7 3 6 3 8 3 6 3 8 6 6 3 6 5 6 6 6 6 6 6 5 6 6 8 6 8 5 7 3 9 4 8 5 11 3 9 5 11 3 10 3 13 3 10 3 14 3 12 2 14 1 14 2 15 1 16v15l2 18zM330 300v-14-14-12-12l-1-12-2-11v-12l-1-9-2-11-1-9-2-8-3-9-2-8-1-9-3-8-3-7-2-6-3-6-3-7-3-6-3-4-3-5-5-6-3-5-3-3-6-4-3-2-5-4-4-2-5-3-5-3-5-2-6-1-6-2-5-1h-4l-6-2-7-1h-4-6-6-8l-5 1-6 2h-6l-4 1-5 2-6 1-5 2-6 3-3 3-6 2-3 4-5 2-4 4-5 5-3 3-3 6-5 5-3 6-3 4-3 7-3 7-3 5-1 9-4 6-1 9-3 8-2 9-1 8-2 9-1 11-2 10v11 11l-3 12v12 14 12 14 12 14 11 12l3 12v11 12l2 9 1 10 2 10 1 8 2 9 3 8 3 9 2 6 3 9 1 6 3 6 3 7 3 6 5 4 3 6 3 5 5 5 4 4 3 3 5 3 3 5 6 1 3 3 6 2 5 3 4 2 7 1 4 2 6 1h5 6l6 2h6 5l6-2h6 6l5-1 4-2 6-1 5-2 6-3 6-2 4-3 5-1 4-5 5-3 3-3 5-4 3-5 3-5 4-6 4-4 3-6 3-7 3-6 3-6 1-9 3-6 2-9 3-8 1-9 2-8 3-10v-10l3-9v-12l2-11 1-12v-12-11-14z">
          <text:p/>
        </draw:path>
        <draw:path draw:style-name="gr9" draw:text-style-name="P6" draw:layer="layout" svg:width="0.407cm" svg:height="0.6cm" svg:x="2.854cm" svg:y="2.127cm" svg:viewBox="0 0 408 601" svg:d="M408 300v17l-2 15-1 15v16l-2 14-1 13-3 14-2 12-3 14-3 11-3 12-3 9-5 11-4 11-3 9-5 9-4 9-5 8-6 7-6 8-5 6-6 6-6 7-6 6-6 4-6 6-8 6-6 5-8 3-6 3-9 3-6 3-8 1-9 2-8 3h-7l-8 1-9 2h-8-9-8-10l-8-2-9-1h-7l-8-3-8-2-7-1-8-3-8-3-6-3-9-3-6-5-6-6-8-6-6-4-6-6-6-7-5-6-6-6-6-8-3-7-6-8-5-9-3-9-4-9-5-11-3-9-3-11-5-12-3-11-1-12-3-14-2-12-1-14-2-15-2-16v-15l-1-15v-17-17l1-18v-15l2-16 2-15 1-14 2-14 3-12 1-14 3-10 5-13 3-10 3-11 5-9 4-11 3-8 5-9 6-7 4-8 5-8 6-6 5-6 6-6 8-6 6-5 6-3 6-6 8-3 7-3 8-3 6-3 9-3 8-2 7-1 8-2h8l9-1 9-2h9 9 9 8l7 2 8 1h8l9 2 8 1 7 2 8 3 6 3 8 3 6 3 7 3 8 6 6 3 6 5 6 6 7 6 4 6 6 6 5 8 6 8 5 7 4 9 5 8 4 11 3 9 5 11 3 10 3 13 3 10 3 14 2 12 3 14 1 14 2 15v16l1 15 2 18zM331 300v-14-14l-1-12v-12-12l-2-11-1-12v-9l-3-11v-9l-2-8-3-9-1-8-2-9-3-8-3-7-3-6-2-6-4-7-3-6-2-4-3-5-4-6-5-5-3-3-5-4-4-2-3-4-5-2-4-3-5-3-6-2-5-1-4-2-5-1h-6l-6-2-5-1h-6-6-6-6l-7 1-5 2h-8l-4 1-5 2-6 1-6 2-5 3-4 3-5 2-3 4-6 2-3 4-5 5-4 3-2 6-4 5-3 6-3 4-4 7-3 7-3 5-1 9-3 6-2 9-3 8-1 9-2 8-1 9-2 11-1 10-2 11v11l-2 12v12l-1 14v12 14 12 14l1 11v12l2 12v11l2 12 1 9 2 10 1 10 2 8 1 9 3 8 2 9 3 6 3 9 1 6 3 6 4 7 3 6 4 4 3 6 3 5 5 5 3 4 5 3 4 3 3 5 5 1 4 3 5 2 6 3 5 2 4 1 5 2 7 1h7 5l6 2h6 7l6-2h4 6l5-1 6-2 5-1 4-2 5-3 6-2 5-3 4-1 3-5 5-3 4-3 5-4 3-5 3-5 3-6 5-4 3-6 3-7 3-6 3-6 2-9 3-6 1-9 3-8 2-9 1-8 2-10 1-10 2-9 1-12 2-11v-12-12l1-11v-14z">
          <text:p/>
        </draw:path>
        <draw:polygon draw:style-name="gr9" draw:text-style-name="P6" draw:layer="layout" svg:width="0.366cm" svg:height="0.585cm" svg:x="1.238cm" svg:y="0.39cm" svg:viewBox="0 0 367 586" draw:points="0,586 0,522 151,522 151,71 17,166 17,95 157,0 226,0 226,522 367,522 367,586">
          <text:p/>
        </draw:polygon>
        <draw:path draw:style-name="gr9" draw:text-style-name="P6" draw:layer="layout" svg:width="0.406cm" svg:height="0.602cm" svg:x="1.677cm" svg:y="0.381cm" svg:viewBox="0 0 407 603" svg:d="M407 300v17 17l-2 15v14l-1 15-2 14-3 14-3 12-1 12-5 12-3 11-3 11-3 11-5 9-3 9-6 9-3 9-6 11-5 7-6 8-5 6-6 6-6 6-6 6-6 5-6 6-8 5-6 3-8 4-7 2-8 3-6 3-9 3-8 1-7 2-8 2-8 1h-9l-8 2h-9-7l-8-2h-9l-8-1-9-2-8-2-7-1-9-3-9-3-6-3-8-2-6-4-8-3-6-5-6-6-8-5-6-6-6-6-4-6-7-6-4-8-5-7-6-11-4-9-5-9-3-9-5-9-3-11-4-11-3-11-3-12-2-12-3-12-3-14v-14l-3-15v-14-15l-2-17v-17-17l2-16v-16-15l3-15v-16l3-12 3-14 2-12 3-12 3-11 4-12 3-9 5-11 3-9 5-9 4-8 6-9 5-8 4-6 7-6 6-8 6-4 6-6 6-5 6-6 6-3 8-3 6-5 9-3 6-1 8-4 9-1 9-3h9l8-2 7-1h9 8l9-2 8 2h9 8l7 1 8 2h8l9 3 6 1 8 4 7 1 8 3 6 5 8 3 6 3 6 6 8 5 6 6 6 4 4 8 7 6 4 6 5 8 6 9 5 8 4 9 5 9 3 11 3 9 4 12 3 11 4 12 3 12 1 14 3 12 2 16 1 15v15l2 16v16zM332 300v-14-12l-2-12v-14-11l-1-12-2-11v-10l-3-9v-10l-3-9-1-9-2-8-3-7-3-8-2-8-1-7-5-5-1-6-5-6-3-6-3-5-3-4-5-5-4-5-3-3-5-4-3-2-6-3-3-3-6-1-5-2-4-3h-5l-6-3h-5-6l-4-2h-7-6-6-6l-6 2h-6-5l-6 3h-6l-5 3-4 2-5 1-5 3-6 3-5 3-3 3-6 5-3 3-3 5-5 4-3 5-3 6-3 6-3 6-3 6-3 6-2 8-3 8-3 7-2 8-1 9-2 9-1 11-3 9v11l-2 11-1 10v13 12 12l-2 12v14 14l2 12v12 13 12l1 11 2 9v12l3 9 1 9 2 10 1 9 2 7 3 8 3 8 3 7 2 6 3 8 3 6 3 5 3 6 3 5 5 4 4 6 3 3 5 5 3 3 5 4 6 3 5 3 5 3 4 2 5 1 6 2 6 1 5 2h6l5 1h6 6 6 6l5-1h6l4-2 5-1 6-2 6-1 3-2 5-3 6-3 3-3 5-4 4-3 5-5 3-3 3-6 4-4 4-5 4-6 3-5 3-6 2-8 3-6 3-7 3-8 1-8 2-7 3-9 2-10 1-9 2-9 1-12 2-9 1-11v-12-13l2-12v-12z">
          <text:p/>
        </draw:path>
        <draw:polygon draw:style-name="gr9" draw:text-style-name="P6" draw:layer="layout" svg:width="0.081cm" svg:height="0.092cm" svg:x="2.193cm" svg:y="0.883cm" svg:viewBox="0 0 82 93" draw:points="0,93 0,0 82,0 82,93">
          <text:p/>
        </draw:polygon>
        <draw:path draw:style-name="gr9" draw:text-style-name="P6" draw:layer="layout" svg:width="0.406cm" svg:height="0.602cm" svg:x="2.384cm" svg:y="0.381cm" svg:viewBox="0 0 407 603" svg:d="M407 300v17l-2 17v15l-1 14-2 15-1 14-2 14-3 12-3 12-3 12-3 11-3 11-5 11-3 9-5 9-4 9-5 9-4 11-5 7-6 8-6 6-6 6-5 6-6 6-6 5-8 6-6 5-7 3-8 4-6 2-8 3-8 3-7 3-9 1-9 2-9 2-8 1h-8l-7 2h-9-8l-9-2h-8l-9-1-8-2-7-2-8-1-8-3-7-3-8-3-6-2-8-4-6-3-7-5-7-6-7-5-5-6-6-6-6-6-6-6-5-8-4-7-5-11-6-9-3-9-5-9-3-9-4-11-3-11-5-11-2-12-3-12-1-12-3-14-2-14-1-15-2-14v-15-17-17-17-16-16l2-15 1-15 2-16 3-12 1-14 3-12 2-12 5-11 3-12 4-9 3-11 5-9 3-9 6-8 5-9 4-8 5-6 6-6 6-8 6-4 6-6 6-5 8-6 6-3 6-3 8-5 8-3 7-1 8-4 8-1 7-3h8l9-2 8-1h9 8l9-2 7 2h8 9l8 1 9 2h8l8 3 8 1 8 4 7 1 6 3 8 5 6 3 8 3 6 6 6 5 6 6 6 4 6 8 5 6 6 6 6 8 5 9 3 8 4 9 5 9 3 11 5 9 3 12 3 11 3 12 3 12 3 14 2 12 1 16 2 15 1 15v16l2 16zM330 300v-14-12-12-14l-1-11-2-12v-11l-1-10-2-9-1-10-2-9-3-9-2-8-1-7-3-8-3-8-2-7-3-5-3-6-3-6-3-6-3-5-5-4-3-5-3-5-6-3-3-4-5-2-4-3-5-3-5-1-5-2-6-3h-6l-5-3h-4-6l-7-2h-4-6-6-8l-5 2h-6-6l-4 3h-5l-6 3-5 2-6 1-3 3-6 3-3 3-5 3-4 5-5 3-3 5-3 4-5 5-3 6-3 6-3 6-3 6-3 6-1 8-4 8-1 7-3 8-2 9-1 9-2 11-1 9-2 11v11 10l-3 13v12 12 12 14 14 12 12 13l3 12v11 9l2 12 1 9 2 9 1 10 2 9 3 7 3 8 2 8 3 7 1 6 3 8 3 6 3 5 5 6 3 5 3 4 5 6 4 3 3 5 5 3 3 4 6 3 3 3 6 3 5 2 4 1 7 2 4 1 6 2h5l6 1h6 6 5 6l6-1h6l5-2 4-1 6-2 5-1 6-2 6-3 4-3 5-3 4-4 5-3 3-5 5-3 3-6 3-4 4-5 4-6 3-5 3-6 3-8 3-6 1-7 3-8 2-8 3-7 1-9 2-10 3-9v-9l3-12v-9l2-11 1-12v-13-12-12z">
          <text:p/>
        </draw:path>
        <draw:path draw:style-name="gr9" draw:text-style-name="P6" draw:layer="layout" svg:width="0.407cm" svg:height="0.602cm" svg:x="2.854cm" svg:y="0.381cm" svg:viewBox="0 0 408 603" svg:d="M408 300v17l-2 17-1 15v14l-2 15-1 14-3 14-2 12-3 12-3 12-3 11-3 11-5 11-4 9-3 9-5 9-4 9-5 11-6 7-6 8-5 6-6 6-6 6-6 6-6 5-6 6-8 5-6 3-8 4-6 2-9 3-6 3-8 3-9 1-8 2-7 2-8 1h-9l-8 2h-9-8l-10-2h-8l-9-1-7-2-8-2-8-1-7-3-8-3-8-3-6-2-9-4-6-3-6-5-8-6-6-5-6-6-6-6-5-6-6-6-6-8-3-7-6-11-5-9-3-9-4-9-5-9-3-11-3-11-5-11-3-12-1-12-3-12-2-14-1-14-2-15-2-14v-15l-1-17v-17-17l1-16v-16l2-15 2-15 1-16 2-12 3-14 1-12 3-12 5-11 3-12 3-9 5-11 4-9 3-9 5-8 6-9 4-8 5-6 6-6 5-8 6-4 8-6 6-5 6-6 6-3 8-3 7-5 8-3 6-1 9-4 8-1 7-3h8l8-2 9-1h9 9l9-2 9 2h8 7l8 1 8 2h9l8 3 7 1 8 4 6 1 8 3 6 5 7 3 8 3 6 6 6 5 6 6 7 4 4 8 6 6 5 6 6 8 5 9 4 8 5 9 4 9 3 11 5 9 3 12 3 11 3 12 3 12 2 14 3 12 1 16 2 15v15l1 16 2 16zM331 300v-14-12l-1-12v-14-11l-2-12-1-11v-10l-3-9v-10l-2-9-3-9-1-8-2-7-3-8-3-8-3-7-2-5-4-6-3-6-2-6-3-5-4-4-5-5-3-5-5-3-4-4-3-2-5-3-4-3-5-1-6-2-5-3h-4l-5-3h-6-6l-5-2h-6-6-6-6l-7 2h-5-8l-4 3h-5l-6 3-6 2-5 1-4 3-5 3-3 3-6 3-3 5-5 3-4 5-2 4-4 5-3 6-3 6-4 6-3 6-3 6-1 8-3 8-2 7-3 8-1 9-2 9-1 11-2 9-1 11-2 11v10l-2 13v12l-1 12v12 14 14 12l1 12v13l2 12v11l2 9 1 12 2 9 1 9 2 10 1 9 3 7 2 8 3 8 3 7 1 6 3 8 4 6 3 5 4 6 3 5 3 4 5 6 3 3 5 5 4 3 3 4 5 3 4 3 5 3 6 2 5 1 4 2 5 1 7 2h7l5 1h6 6 7 6l4-1h6l5-2 6-1 5-2 4-1 5-2 6-3 5-3 4-3 3-4 5-3 4-5 5-3 3-6 3-4 3-5 5-6 3-5 3-6 3-8 3-6 2-7 3-8 1-8 3-7 2-9 1-10 2-9 1-9 2-12 1-9 2-11v-12-13l1-12v-12z">
          <text:p/>
        </draw:path>
        <draw:line draw:style-name="gr5" draw:text-style-name="P4" draw:layer="layout" svg:x1="3.37cm" svg:y1="5.917cm" svg:x2="3.466cm" svg:y2="5.917cm">
          <text:p/>
        </draw:line>
        <draw:line draw:style-name="gr5" draw:text-style-name="P4" draw:layer="layout" svg:x1="3.37cm" svg:y1="4.171cm" svg:x2="3.466cm" svg:y2="4.171cm">
          <text:p/>
        </draw:line>
        <draw:line draw:style-name="gr5" draw:text-style-name="P4" draw:layer="layout" svg:x1="3.37cm" svg:y1="2.427cm" svg:x2="3.466cm" svg:y2="2.427cm">
          <text:p/>
        </draw:line>
        <draw:line draw:style-name="gr5" draw:text-style-name="P4" draw:layer="layout" svg:x1="3.37cm" svg:y1="0.681cm" svg:x2="3.466cm" svg:y2="0.681cm">
          <text:p/>
        </draw:line>
        <draw:polygon draw:style-name="gr9" draw:text-style-name="P6" draw:layer="layout" svg:width="0.365cm" svg:height="0.585cm" svg:x="2.415cm" svg:y="12.065cm" svg:viewBox="0 0 366 586" draw:points="0,586 0,523 148,523 148,72 18,166 18,95 154,0 223,0 223,523 366,523 366,586">
          <text:p/>
        </draw:polygon>
        <draw:path draw:style-name="gr9" draw:text-style-name="P6" draw:layer="layout" svg:width="0.407cm" svg:height="0.599cm" svg:x="2.854cm" svg:y="12.058cm" svg:viewBox="0 0 408 600" svg:d="M408 301v16l-2 17-1 14v15l-2 16-1 13-3 14-2 12-3 13-3 12-3 11-3 10-5 11-4 9-3 11-5 7-4 10-5 7-6 8-6 9-5 5-6 7-6 7-6 4-6 6-6 5-8 4-6 5-8 3-6 3-9 3-6 3-8 2-9 3h-8l-7 3h-8-9l-8 1h-9-8l-10-1h-8-9l-7-3h-8l-8-3-7-2-8-3-8-3-6-3-9-3-6-5-6-4-8-5-6-6-6-4-6-7-5-7-6-5-6-9-3-8-6-7-5-8-3-9-4-11-5-9-3-11-3-10-5-11-3-12-1-13-3-12-2-14-1-13-2-16-2-14v-15l-1-17v-16-17l1-17v-17l2-14 2-18 1-13 2-14 3-14 1-12 3-11 5-12 3-11 3-11 5-10 4-8 3-9 5-9 6-8 4-8 5-7 6-6 5-6 6-7 8-4 6-6 6-5 6-3 8-4 7-4 8-3 6-3 9-1 8-2 7-3 8-1 8-2h9l9-1h9 9 9 8l7 1h8l8 2 9 1 8 3 7 2 8 1 6 3 8 3 6 4 7 4 8 3 6 5 6 6 6 4 7 7 4 6 6 6 5 7 6 8 5 8 4 9 5 9 4 8 3 10 5 11 3 11 3 12 3 11 3 12 2 14 3 14 1 13 2 18v14l1 17 2 17zM331 301v-14-14l-1-11v-12-12l-2-11-1-13v-11l-3-11v-9l-2-9-3-9-1-8-2-7-3-8-3-8-3-6-2-6-4-6-3-6-2-5-3-6-4-5-5-4-3-3-5-5-4-3-3-3-5-3-4-1-5-4-6-1-5-2-4-1-5-2-6-1h-6l-5-2h-6-6-6-6l-7 2h-5l-8 1-4 2-5 1-6 2-6 1-5 4-4 1-5 3-3 3-6 3-3 5-5 4-4 5-2 3-4 6-3 5-3 6-4 6-3 6-3 8-1 6-3 8-2 9-3 7-1 8-2 11-1 9-2 9-1 11-2 13v11l-2 12v12l-1 13v12 14 13 13l1 12v12l2 12v11l2 11 1 9 2 11 1 9 2 9 1 9 3 8 2 7 3 8 3 8 1 6 3 6 4 8 3 4 4 6 3 5 3 4 5 5 3 5 5 4 4 3 3 3 5 3 4 2 5 3 6 3h5l4 3h5l7 2 7 1h5 6 6 7 6 4l6-1 5-2h6l5-3h4l5-3 6-3 5-2 4-3 3-3 5-3 4-4 5-5 3-5 3-4 3-5 5-6 3-4 3-8 3-6 3-6 2-8 3-8 1-7 3-8 2-9 1-9 2-9 1-11 2-9 1-11 2-11v-12-12l1-12v-13z">
          <text:p/>
        </draw:path>
        <draw:polygon draw:style-name="gr9" draw:text-style-name="P6" draw:layer="layout" svg:width="0.402cm" svg:height="0.6cm" svg:x="2.383cm" svg:y="10.2cm" svg:viewBox="0 0 403 601" draw:points="403,433 403,440 403,448 403,455 402,463 400,471 398,477 397,485 394,492 392,497 389,503 388,511 385,517 382,521 377,527 374,532 371,538 365,544 362,549 357,552 353,558 346,561 342,566 336,570 331,573 325,576 317,579 311,582 305,586 298,587 290,590 282,593 275,595 267,596 259,598 250,598 241,599 233,601 222,601 212,601 203,601 194,601 182,601 173,601 163,599 154,598 145,596 136,595 128,593 119,590 113,589 105,586 99,582 91,579 84,576 79,572 73,569 67,566 61,561 56,558 52,552 47,549 43,544 38,538 35,534 30,529 27,524 24,518 21,514 18,508 15,503 13,497 12,491 9,486 7,480 6,474 4,468 3,462 1,455 1,449 0,443 76,437 78,442 79,445 79,449 81,454 81,459 82,463 84,466 85,471 87,474 88,478 90,483 93,486 95,489 96,492 99,497 102,500 105,503 107,506 110,509 113,512 116,515 119,517 122,520 127,521 131,523 133,526 139,527 142,529 147,532 151,532 156,534 159,535 165,537 170,538 176,538 180,538 185,540 191,540 197,540 203,540 214,540 226,538 238,538 247,535 256,532 264,530 273,526 281,523 287,518 293,512 299,506 305,500 310,494 314,486 317,477 320,469 324,460 325,451 325,440 325,429 325,423 325,417 325,411 324,407 322,400 320,396 319,391 316,387 314,382 311,379 308,374 305,370 302,367 299,364 296,361 291,358 288,356 285,353 281,350 276,347 271,345 267,344 262,342 259,339 253,339 250,338 244,336 239,335 235,333 229,333 223,333 217,332 214,332 208,330 203,330 200,330 194,330 191,330 185,330 182,328 139,328 139,263 180,263 185,263 188,263 192,263 197,263 202,262 206,260 211,260 214,260 220,260 225,259 229,257 235,257 239,254 244,254 247,253 252,251 256,248 259,246 264,245 267,242 270,240 275,237 278,236 282,233 285,230 287,227 290,222 293,219 296,216 299,211 301,208 302,204 305,199 307,194 308,190 308,185 310,179 310,173 310,168 310,162 310,153 310,144 308,136 307,127 304,121 301,113 296,107 293,101 288,95 282,89 278,84 270,78 264,75 256,72 250,69 241,66 232,63 220,63 209,61 200,61 189,61 180,63 171,63 163,66 154,67 148,70 139,73 133,78 127,81 119,87 114,92 108,98 104,104 99,110 96,118 93,124 90,132 87,139 85,148 84,158 9,152 10,144 12,136 13,130 15,122 18,115 20,110 21,103 24,96 27,90 30,84 35,80 38,73 41,69 46,63 50,58 53,55 58,49 62,46 67,41 73,37 78,35 82,31 88,28 95,23 99,21 105,18 111,15 117,14 125,11 131,9 137,8 145,6 151,5 157,3 165,3 171,2 179,0 185,0 194,0 200,0 209,0 220,0 229,2 239,3 247,3 256,5 264,6 271,9 279,11 287,12 293,15 299,17 307,20 313,23 319,26 324,31 330,34 334,37 339,41 343,46 348,49 353,55 356,58 360,63 362,69 366,72 368,78 371,84 374,89 377,95 379,101 380,106 382,112 383,118 385,124 386,130 386,136 386,141 386,148 386,155 386,159 386,164 386,170 386,174 386,179 385,184 383,188 383,193 382,197 380,202 379,207 377,211 374,216 374,219 371,223 368,228 366,231 363,236 360,239 359,242 356,245 351,249 348,253 345,256 342,259 337,263 334,265 330,268 325,271 319,272 316,275 310,277 305,280 301,283 294,286 290,288 284,289 278,291 271,291 265,294 265,295 271,295 279,297 285,297 291,301 299,301 305,304 310,306 316,307 320,310 327,313 331,315 336,318 342,319 345,322 350,325 354,328 359,333 362,336 365,339 369,342 372,345 376,350 379,353 382,358 385,362 386,365 388,370 391,374 392,379 394,384 397,388 397,393 398,397 400,402 402,408 402,413 403,417 403,422 403,428">
          <text:p/>
        </draw:polygon>
        <draw:path draw:style-name="gr9" draw:text-style-name="P6" draw:layer="layout" svg:width="0.407cm" svg:height="0.6cm" svg:x="2.854cm" svg:y="10.2cm" svg:viewBox="0 0 408 601" svg:d="M408 301v17l-2 17-1 15v15l-2 14-1 14-3 14-2 12-3 12-3 12-3 11-3 12-5 9-4 11-3 8-5 9-4 9-5 8-6 9-6 6-5 8-6 6-6 6-6 6-6 6-6 3-8 5-6 4-8 3-6 5-9 3-6 2-8 1-9 3-8 2-7 1-8 2h-9-8-9-8-10-8l-9-2-7-1-8-2-8-3-7-1-8-2-8-3-6-5-9-3-6-4-6-5-8-3-6-6-6-6-6-6-5-6-6-8-6-6-3-9-6-8-5-8-3-9-4-9-5-11-3-9-3-12-5-11-3-12-1-12-3-12-2-14-1-14-2-14-2-15v-15l-1-17v-17-18l1-18v-16l2-15 2-15 1-14 2-14 3-12 1-12 3-12 5-13 3-9 3-12 5-9 4-9 3-10 5-9 6-7 4-8 5-6 6-8 5-6 6-6 8-5 6-4 6-5 6-4 8-5 7-3 8-3 6-3 9-2 8-3h7l8-3h8l9-1 9-2h9 9 9 8l7 2 8 1h8l9 3h8l7 3 8 2 6 3 8 3 6 3 7 5 8 4 6 5 6 4 6 5 7 6 4 6 6 8 5 6 6 8 5 7 4 9 5 10 4 9 3 9 5 12 3 9 3 13 3 12 3 12 2 12 3 14 1 14 2 15v15l1 16 2 18zM331 301v-13-16l-1-12v-12-11l-2-12-1-11v-10l-3-11v-8l-2-9-3-9-1-8-2-9-3-8-3-6-3-6-2-8-4-6-3-4-2-6-3-5-4-6-5-3-3-5-5-3-4-3-3-3-5-3-4-3-5-3h-6l-5-3-4-2-5-1h-6l-6-2h-5-6-6-6-6-7l-5 2h-8l-4 1-5 2-6 3h-6l-5 3-4 3-5 3-3 3-6 3-3 3-5 5-4 4-2 5-4 5-3 6-3 6-4 6-3 6-3 6-1 8-3 6-2 9-3 8-1 9-2 9-1 9-2 11-1 9-2 11v12l-2 11v12l-1 12v16 13 14 12l1 14v10l2 13v10l2 11 1 11 2 9 1 9 2 9 1 10 3 7 2 8 3 7 3 8 1 8 3 6 4 6 3 6 4 5 3 4 3 5 5 6 3 3 5 5 4 3 3 3 5 3 4 3 5 3 6 2 5 1 4 2 5 1h7l7 2 5 1h6 6 7 6l4-1 6-2h5l6-1 5-2 4-1 5-2 6-3 5-3 4-3 3-3 5-3 4-5 5-3 3-6 3-5 3-4 5-5 3-6 3-6 3-6 3-8 2-8 3-7 1-8 3-7 2-10 1-9 2-9 1-9 2-11 1-11 2-10v-13-10l1-14v-12z">
          <text:p/>
        </draw:path>
        <draw:polygon draw:style-name="gr9" draw:text-style-name="P6" draw:layer="layout" svg:width="0.364cm" svg:height="0.583cm" svg:x="1.945cm" svg:y="8.174cm" svg:viewBox="0 0 365 584" draw:points="0,584 0,520 149,520 149,71 17,164 17,95 156,0 224,0 224,520 365,520 365,584">
          <text:p/>
        </draw:polygon>
        <draw:path draw:style-name="gr9" draw:text-style-name="P6" draw:layer="layout" svg:width="0.406cm" svg:height="0.6cm" svg:x="2.384cm" svg:y="8.165cm" svg:viewBox="0 0 407 601" svg:d="M407 300v17l-2 15v15l-1 16-2 13-1 14-2 14-3 14-3 12-3 12-3 11-3 9-5 11-3 11-5 9-4 9-5 9-4 8-5 9-6 6-6 9-6 6-5 6-6 6-6 5-8 4-6 5-7 4-8 3-6 3-8 4-8 3-7 1-9 3-9 2-9 1-8 2h-8-7-9-8-9-8l-9-2-8-1-7-2-8-3-8-1-7-3-8-4-6-3-8-3-6-4-7-5-7-4-7-5-5-6-6-6-6-6-6-9-5-6-4-9-5-8-6-9-3-9-5-9-3-11-4-9-3-11-5-11-2-12-3-12-1-14-3-14-2-12-1-15-2-16v-15-15-17-17-17-17l2-15 1-15 2-14 3-14 1-12 3-14 2-12 5-11 3-10 4-11 3-9 5-9 3-10 6-9 5-8 4-7 5-8 6-6 6-6 6-6 6-5 6-6 8-4 6-4 6-4 8-3 8-3 7-2 8-3 8-3h7l8-3h9l8-1 9-2h8 9 7 8l9 2 8 1h9l8 3h8l8 3 8 3 7 2 6 3 8 3 6 4 8 4 6 4 6 6 6 5 6 6 6 6 5 6 6 8 6 7 5 8 3 9 4 10 5 9 3 9 5 11 3 10 3 11 3 12 3 14 3 12 2 14 1 14 2 15 1 15v17l2 17zM330 300v-14-14-12-12l-1-11-2-12v-11l-1-11-2-10-1-8-2-9-3-9-2-8-1-9-3-8-3-6-2-7-3-7-3-6-3-6-3-4-3-5-5-6-3-3-3-5-6-3-3-4-5-2-4-3-5-3-5-3-5-2-6-1-6-2h-5l-4-1-6-2h-7-4-6-6-8-5l-6 2-6 1h-4l-5 2-6 1-5 2-6 3-3 3-6 3-3 3-5 3-4 3-5 5-3 4-3 5-5 5-3 6-3 4-3 6-3 8-3 6-1 6-4 8-1 9-3 8-2 9-1 9-2 9-1 11-2 9v11 12l-3 11v12 12 14 14 12 14 12 11l3 12v11 11l2 10 1 9 2 11 1 8 2 9 3 9 3 8 2 6 3 9 1 6 3 6 3 6 3 7 5 4 3 5 3 6 5 3 4 6 3 3 5 3 3 5 6 3 3 3 6 1 5 2 4 3 7 3 4 1h6l5 2 6 1h6 6 5 6l6-1 6-2h5l4-1 6-3 5-3 6-2 6-1 4-3 5-3 4-5 5-3 3-3 5-6 3-3 3-6 4-5 4-4 3-7 3-6 3-6 3-6 1-9 3-6 2-8 3-9 1-9 2-8 3-11v-9l3-10v-11l2-11 1-12v-11-12-14z">
          <text:p/>
        </draw:path>
        <draw:path draw:style-name="gr9" draw:text-style-name="P6" draw:layer="layout" svg:width="0.407cm" svg:height="0.6cm" svg:x="2.854cm" svg:y="8.165cm" svg:viewBox="0 0 408 601" svg:d="M408 300v17l-2 15-1 15v16l-2 13-1 14-3 14-2 14-3 12-3 12-3 11-3 9-5 11-4 11-3 9-5 9-4 9-5 8-6 9-6 6-5 9-6 6-6 6-6 6-6 5-6 4-8 5-6 4-8 3-6 3-9 4-6 3-8 1-9 3-8 2-7 1-8 2h-9-8-9-8-10-8l-9-2-7-1-8-2-8-3-7-1-8-3-8-4-6-3-9-3-6-4-6-5-8-4-6-5-6-6-6-6-5-6-6-9-6-6-3-9-6-8-5-9-3-9-4-9-5-11-3-9-3-11-5-11-3-12-1-12-3-14-2-14-1-12-2-15-2-16v-15l-1-15v-17-17l1-17v-17l2-15 2-15 1-14 2-14 3-12 1-14 3-12 5-11 3-10 3-11 5-9 4-9 3-10 5-9 6-8 4-7 5-8 6-6 5-6 6-6 8-5 6-6 6-4 6-4 8-4 7-3 8-3 6-2 9-3 8-3h7l8-3h8l9-1 9-2h9 9 9 8l7 2 8 1h8l9 3h8l7 3 8 3 6 2 8 3 6 3 7 4 8 4 6 4 6 6 6 5 7 6 4 6 6 6 5 8 6 7 5 8 4 9 5 10 4 9 3 9 5 11 3 10 3 11 3 12 3 14 2 12 3 14 1 14 2 15v15l1 17 2 17zM331 300v-14-14l-1-12v-12-11l-2-12-1-11v-11l-3-10v-8l-2-9-3-9-1-8-2-9-3-8-3-6-3-7-2-7-4-6-3-6-2-4-3-5-4-6-5-3-3-5-5-3-4-4-3-2-5-3-4-3-5-3-6-2-5-1-4-2h-5l-6-1-6-2h-5-6-6-6-6-7l-5 2-8 1h-4l-5 2-6 1-6 2-5 3-4 3-5 3-3 3-6 3-3 3-5 5-4 4-2 5-4 5-3 6-3 4-4 6-3 8-3 6-1 6-3 8-2 9-3 8-1 9-2 9-1 9-2 11-1 9-2 11v12l-2 11v12l-1 12v14 14 12 14l1 12v11l2 12v11l2 11 1 10 2 9 1 11 2 8 1 9 3 9 2 8 3 6 3 9 1 6 3 6 4 6 3 7 4 4 3 5 3 6 5 3 3 6 5 3 4 3 3 5 5 3 4 3 5 1 6 2 5 3 4 3 5 1h7l7 2 5 1h6 6 7 6l4-1 6-2h5l6-1 5-3 4-3 5-2 6-1 5-3 4-3 3-5 5-3 4-3 5-6 3-3 3-6 3-5 5-4 3-7 3-6 3-6 3-6 2-9 3-6 1-8 3-9 2-9 1-8 2-11 1-9 2-10 1-11 2-11v-12-11l1-12v-14z">
          <text:p/>
        </draw:path>
        <draw:line draw:style-name="gr5" draw:text-style-name="P4" draw:layer="layout" svg:x1="3.37cm" svg:y1="12.358cm" svg:x2="3.466cm" svg:y2="12.358cm">
          <text:p/>
        </draw:line>
        <draw:line draw:style-name="gr5" draw:text-style-name="P4" draw:layer="layout" svg:x1="3.37cm" svg:y1="10.5cm" svg:x2="3.466cm" svg:y2="10.5cm">
          <text:p/>
        </draw:line>
        <draw:line draw:style-name="gr5" draw:text-style-name="P4" draw:layer="layout" svg:x1="3.37cm" svg:y1="8.465cm" svg:x2="3.466cm" svg:y2="8.465cm">
          <text:p/>
        </draw:line>
        <draw:polygon draw:style-name="gr9" draw:text-style-name="P6" draw:layer="layout" svg:width="0.366cm" svg:height="0.583cm" svg:x="2.886cm" svg:y="19.332cm" svg:viewBox="0 0 367 584" draw:points="0,584 0,521 148,521 148,72 17,167 17,95 155,0 225,0 225,521 367,521 367,584">
          <text:p/>
        </draw:polygon>
        <draw:polygon draw:style-name="gr9" draw:text-style-name="P6" draw:layer="layout" svg:width="0.365cm" svg:height="0.583cm" svg:x="2.415cm" svg:y="17.089cm" svg:viewBox="0 0 366 584" draw:points="0,584 0,521 148,521 148,70 18,166 18,95 154,0 223,0 223,521 366,521 366,584">
          <text:p/>
        </draw:polygon>
        <draw:path draw:style-name="gr9" draw:text-style-name="P6" draw:layer="layout" svg:width="0.407cm" svg:height="0.602cm" svg:x="2.854cm" svg:y="17.079cm" svg:viewBox="0 0 408 603" svg:d="M408 301v17l-2 16-1 15v15l-2 14-1 15-3 12-2 14-3 12-3 11-3 12-3 11-5 9-4 11-3 9-5 9-4 8-5 9-6 8-6 7-5 8-6 6-6 5-6 6-6 6-6 5-8 4-6 3-8 5-6 3-9 3-6 3-8 3-9 2-8 1-7 2h-8l-9 1h-8l-9 2-8-2h-10l-8-1h-9l-7-2-8-1-8-2-7-3-8-3-8-3-6-3-9-5-6-3-6-4-8-5-6-6-6-6-6-5-5-6-6-8-6-7-3-8-6-7-5-10-3-9-4-9-5-9-3-11-3-11-5-10-3-13-1-12-3-12-2-14-1-15-2-14-2-15v-14l-1-17v-17-16l1-17v-17l2-15 2-16 1-13 2-13 3-15 1-11 3-12 5-12 3-11 3-9 5-11 4-9 3-9 5-8 6-9 4-8 5-6 6-7 5-8 6-6 8-4 6-5 6-4 6-5 8-5 7-3 8-3 6-1 9-3 8-2 7-3 8-1 8-2h9 9l9-2h9 9l8 2h7 8l8 2 9 1 8 3 7 2 8 3 6 1 8 3 6 3 7 5 8 5 6 4 6 5 6 4 7 6 4 8 6 7 5 6 6 8 5 9 4 8 5 9 4 9 3 11 5 9 3 11 3 12 3 12 3 11 2 15 3 13 1 13 2 16v15l1 17 2 17zM331 301v-13-14l-1-12v-13-12l-2-11-1-10v-11l-3-9v-11l-2-9-3-8-1-9-2-6-3-9-3-6-3-8-2-6-4-6-3-5-2-6-3-6-4-3-5-6-3-3-5-3-4-5-3-3-5-3-4-2-5-1-6-3-5-2h-4l-5-3h-6-6l-5-1h-6-6-6-6l-7 1h-5-8l-4 3h-5l-6 2-6 3-5 1-4 2-5 3-3 3-6 5-3 4-5 3-4 5-2 4-4 5-3 6-3 5-4 6-3 6-3 8-1 7-3 8-2 8-3 7-1 9-2 10-1 9-2 9-1 11-2 10v13l-2 10v14l-1 11v14 13 14 12l1 13v12l2 12v9l2 11 1 12 2 8 1 11 2 9 1 7 3 10 2 7 3 8 3 6 1 8 3 6 4 6 3 6 4 6 3 5 3 4 5 5 3 3 5 5 4 4 3 3 5 2 4 3 5 3 6 1 5 2 4 1 5 2 7 2 7 1h5 6 6 7 6 4l6-1 5-2 6-2 5-1 4-2 5-1 6-3 5-3 4-2 3-3 5-4 4-5 5-3 3-5 3-4 3-5 5-6 3-6 3-6 3-6 3-8 2-6 3-8 1-7 3-10 2-7 1-9 2-11 1-8 2-12 1-11 2-9v-12-12l1-13v-12z">
          <text:p/>
        </draw:path>
        <draw:polygon draw:style-name="gr9" draw:text-style-name="P6" draw:layer="layout" svg:width="0.364cm" svg:height="0.584cm" svg:x="1.945cm" svg:y="14.844cm" svg:viewBox="0 0 365 585" draw:points="0,585 0,521 149,521 149,73 17,166 17,96 156,0 224,0 224,521 365,521 365,585">
          <text:p/>
        </draw:polygon>
        <draw:path draw:style-name="gr9" draw:text-style-name="P6" draw:layer="layout" svg:width="0.406cm" svg:height="0.601cm" svg:x="2.384cm" svg:y="14.835cm" svg:viewBox="0 0 407 602" svg:d="M407 301v16l-2 16v16l-1 15-2 14-1 13-2 14-3 13-3 12-3 12-3 12-3 12-5 11-3 9-5 9-4 9-5 9-4 8-5 9-6 6-6 8-6 6-5 6-6 5-6 6-8 5-6 4-7 3-8 5-6 3-8 3-8 3-7 1-9 2-9 3h-9l-8 2-8 1h-7-9-8-9l-8-1-9-2h-8l-7-3-8-2-8-1-7-3-8-3-6-3-8-5-6-3-7-4-7-5-7-6-5-5-6-6-6-6-6-8-5-6-4-9-5-8-6-9-3-9-5-9-3-9-4-11-3-12-5-10-2-14-3-11-1-14-3-12-2-14-1-15-2-15v-16-15-17-18-17-15l2-16 1-15 2-15 3-12 1-14 3-12 2-13 5-10 3-11 4-11 3-9 5-9 3-11 6-8 5-7 4-8 5-7 6-7 6-7 6-5 6-6 6-5 8-4 6-5 6-3 8-3 8-3 7-3 8-3 8-2 7-1 8-2 9-1h8l9-2 8-1h9 7l8 1 9 2h8l9 1 8 2 8 1 8 2 8 3 7 3 6 3 8 3 6 3 8 5 6 4 6 5 6 6 6 5 6 7 5 7 6 7 6 8 5 7 3 8 4 11 5 9 3 9 5 11 3 11 3 10 3 13 3 12 3 14 2 12 1 15 2 15 1 16v15l2 17zM330 301v-15-12-14-11l-1-12-2-11v-12l-1-9-2-11-1-9-2-9-3-8-2-9-1-8-3-7-3-8-2-6-3-6-3-6-3-7-3-4-3-6-5-5-3-3-3-6-6-3-3-3-5-3-4-3-5-2-5-3-5-1-6-2-6-1-5-2-4-1h-6l-7-2h-4-6-6-8l-5 2h-6l-6 1-4 2-5 1-6 2-5 1-6 3-3 2-6 3-3 3-5 3-4 5-5 4-3 3-3 5-5 6-3 4-3 7-3 6-3 6-3 6-1 9-4 6-1 8-3 9-2 8-1 9-2 9-1 11-2 11v10 11l-3 12v12 13 12 15 12 14 11 12l3 12v11 11l2 11 1 10 2 8 1 9 2 9 3 9 3 8 2 8 3 6 1 9 3 7 3 5 3 6 5 6 3 5 3 4 5 5 4 4 3 5 5 3 3 3 6 3 3 3 6 2 5 1 4 2 7 3h4l6 1 5 2h6 6 6 5 6 6l6-2 5-1h4l6-3 5-2 6-1 6-2 4-3 5-3 4-3 5-3 3-5 5-4 3-5 3-4 4-5 4-6 3-6 3-5 3-7 3-9 1-6 3-8 2-8 3-9 1-9 2-9 3-8v-10l3-11v-11l2-11 1-12v-12-11-14z">
          <text:p/>
        </draw:path>
        <draw:path draw:style-name="gr9" draw:text-style-name="P6" draw:layer="layout" svg:width="0.407cm" svg:height="0.601cm" svg:x="2.854cm" svg:y="14.835cm" svg:viewBox="0 0 408 602" svg:d="M408 301v16l-2 16-1 16v15l-2 14-1 13-3 14-2 13-3 12-3 12-3 12-3 12-5 11-4 9-3 9-5 9-4 9-5 8-6 9-6 6-5 8-6 6-6 6-6 5-6 6-6 5-8 4-6 3-8 5-6 3-9 3-6 3-8 1-9 2-8 3h-7l-8 2-9 1h-8-9-8-10l-8-1-9-2h-7l-8-3-8-2-7-1-8-3-8-3-6-3-9-5-6-3-6-4-8-5-6-6-6-5-6-6-5-6-6-8-6-6-3-9-6-8-5-9-3-9-4-9-5-9-3-11-3-12-5-10-3-14-1-11-3-14-2-12-1-14-2-15-2-15v-16l-1-15v-17-18l1-17v-15l2-16 2-15 1-15 2-12 3-14 1-12 3-13 5-10 3-11 3-11 5-9 4-9 3-11 5-8 6-7 4-8 5-7 6-7 5-7 6-5 8-6 6-5 6-4 6-5 8-3 7-3 8-3 6-3 9-3 8-2 7-1 8-2 8-1h9l9-2 9-1h9 9l8 1 7 2h8l8 1 9 2 8 1 7 2 8 3 6 3 8 3 6 3 7 3 8 5 6 4 6 5 6 6 7 5 4 7 6 7 5 7 6 8 5 7 4 8 5 11 4 9 3 9 5 11 3 11 3 10 3 13 3 12 2 14 3 12 1 15 2 15v16l1 15 2 17zM331 301v-15-12l-1-14v-11-12l-2-11-1-12v-9l-3-11v-9l-2-9-3-8-1-9-2-8-3-7-3-8-3-6-2-6-4-6-3-7-2-4-3-6-4-5-5-3-3-6-5-3-4-3-3-3-5-3-4-2-5-3-6-1-5-2-4-1-5-2-6-1h-6l-5-2h-6-6-6-6l-7 2h-5l-8 1-4 2-5 1-6 2-6 1-5 3-4 2-5 3-3 3-6 3-3 5-5 4-4 3-2 5-4 6-3 4-3 7-4 6-3 6-3 6-1 9-3 6-2 8-3 9-1 8-2 9-1 9-2 11-1 11-2 10v11l-2 12v12l-1 13v12 15 12 14l1 11v12l2 12v11l2 11 1 11 2 10 1 8 2 9 1 9 3 9 2 8 3 8 3 6 1 9 3 7 4 5 3 6 4 6 3 5 3 4 5 5 3 4 5 5 4 3 3 3 5 3 4 3 5 2 6 1 5 2 4 3h5l7 1 7 2h5 6 6 7 6 4l6-2 5-1h6l5-3 4-2 5-1 6-2 5-3 4-3 3-3 5-3 4-5 5-4 3-5 3-4 3-5 5-6 3-6 3-5 3-7 3-9 2-6 3-8 1-8 3-9 2-9 1-9 2-8 1-10 2-11 1-11 2-11v-12-12l1-11v-14z">
          <text:p/>
        </draw:path>
        <draw:line draw:style-name="gr5" draw:text-style-name="P4" draw:layer="layout" svg:x1="3.37cm" svg:y1="19.624cm" svg:x2="3.466cm" svg:y2="19.624cm">
          <text:p/>
        </draw:line>
        <draw:line draw:style-name="gr5" draw:text-style-name="P4" draw:layer="layout" svg:x1="3.37cm" svg:y1="17.379cm" svg:x2="3.466cm" svg:y2="17.379cm">
          <text:p/>
        </draw:line>
        <draw:line draw:style-name="gr5" draw:text-style-name="P4" draw:layer="layout" svg:x1="3.37cm" svg:y1="15.136cm" svg:x2="3.466cm" svg:y2="15.136cm">
          <text:p/>
        </draw:line>
        <draw:polygon draw:style-name="gr10" draw:text-style-name="P7" draw:layer="layout" svg:width="0.583cm" svg:height="0.679cm" svg:x="17.95cm" svg:y="21.782cm" svg:viewBox="0 0 584 680" draw:points="361,108 361,680 219,680 219,108 0,108 0,0 584,0 584,108">
          <text:p/>
        </draw:polygon>
        <draw:polygon draw:style-name="gr10" draw:text-style-name="P7" draw:layer="layout" svg:width="0.306cm" svg:height="0.533cm" svg:x="18.607cm" svg:y="21.928cm" svg:viewBox="0 0 307 534" draw:points="4,534 4,135 4,130 4,127 4,124 4,120 4,118 4,114 4,109 4,106 4,101 4,97 4,94 4,91 4,86 4,83 3,80 3,75 3,72 3,68 3,66 3,63 3,59 3,56 1,51 1,48 1,45 1,43 1,40 1,37 1,34 1,31 1,28 1,25 1,23 1,22 1,19 1,17 1,16 0,14 0,13 0,11 131,11 131,13 131,14 131,16 131,17 131,19 131,20 131,23 131,25 131,28 131,31 133,34 133,37 133,40 133,43 133,45 134,49 134,52 134,56 134,59 134,63 134,66 134,68 134,71 134,75 134,78 136,83 136,86 136,89 136,92 136,95 136,98 136,101 136,106 137,108 137,112 137,115 137,117 137,118 137,121 137,123 139,123 140,118 142,112 145,106 146,100 148,95 152,91 154,86 155,80 158,77 160,71 161,68 164,63 166,59 169,54 170,51 172,46 175,43 178,40 181,37 183,34 187,31 189,28 192,25 195,22 198,19 201,17 206,16 210,14 213,11 216,10 221,8 224,7 229,5 233,3 238,2 242,2 247,2 253,2 259,0 265,0 267,0 270,0 271,2 273,2 276,2 279,2 281,2 284,2 285,2 288,3 291,3 293,3 294,5 296,5 299,5 300,5 302,7 303,7 305,8 307,8 307,123 303,121 300,121 299,120 296,120 293,120 291,120 288,118 285,118 282,118 279,118 276,118 274,117 271,117 268,117 265,115 262,115 259,115 256,115 251,115 248,115 239,115 229,117 219,118 212,121 204,126 195,129 189,135 181,141 175,149 169,155 164,164 158,173 155,184 152,196 148,208 145,220 142,234 142,248 140,263 140,278 140,534">
          <text:p/>
        </draw:polygon>
        <draw:path draw:style-name="gr10" draw:text-style-name="P7" draw:layer="layout" svg:width="0.477cm" svg:height="0.542cm" svg:x="18.965cm" svg:y="21.93cm" svg:viewBox="0 0 478 543" svg:d="M243 543h-11l-11-2h-9l-12-1-9-2-11-2-9-1-11-3-9-3-9-3-8-5-9-3-9-4-8-5-7-6-8-5-8-6-6-4-8-8-6-6-6-6-6-8-6-8-5-7-4-9-5-8-6-9-3-11-3-9-5-11-3-9-3-11-3-12-1-11-2-12-1-12-2-12v-13l-1-15v-12-16l1-13v-14l2-14 1-12 3-12 2-13 3-12 3-11 4-9 5-10 3-11 6-8 5-9 6-9 5-8 6-7 6-8 6-6 6-6 8-8 6-5 7-6 8-4 8-5 9-5 8-4 7-4 9-3 10-3 7-3 11-2 9-3 8-1 9-2 11-2 9-1h9 9 11 12 11l12 1 11 2 11 2 10 3 11 3 9 3 9 3 10 3 10 7 7 5 8 4 9 6 6 5 8 6 6 8 6 6 8 7 4 8 5 8 6 7 6 10 3 9 5 9 3 9 5 9 3 11 3 9 3 11 3 12 1 11 2 11 3 12v10l1 13 2 12v12 14 12 3h-336v8 6 6 6l1 6v7l2 6v6l1 6 2 6v5l3 6v4l3 5 2 6 1 5 3 4 2 5 3 3 1 4 3 5 3 3 4 5 3 3 3 3 3 3 3 3 4 3 5 3 3 3 5 2 4 1 5 2 4 1 5 2h6l5 1 4 2h6 7 7 6l6-2 7-1h6l6-2 4-3 6-1 5-3 5-3 6-4 3-3 4-4 3-5 5-3 3-6 3-5 2-6 3-6 1-6 128 11-1 6-2 3-1 6-3 3-2 6-3 5-3 3-3 6-3 5-3 4-3 5-3 6-5 5-3 4-3 6-6 3-3 5-5 4-6 5-4 5-5 4-6 3-6 3-6 5-7 3-7 3-6 5-9 1-6 5-8 3-9 3-8 1-9 2-9 3-9 2-9 1h-11-9l-11 2zM243 85h-3-5l-3 2h-4l-5 1h-3-5l-3 3h-3l-4 2-3 1-5 2-3 1-3 2-3 3-3 3-3 2-3 3-2 1-3 5-3 1-3 5-3 3-2 3-1 5-2 4-3 3-1 5-2 4-1 5-2 5-3 6v4l-2 6-1 5v6l-2 6v6 8l-1 6h205l-2-12-1-11-2-12-3-11-3-9-3-9-3-8-5-9-4-8-5-6-6-6-6-6-6-3-6-5-8-4-7-2-8-3-8-1-9-2z">
          <text:p/>
        </draw:path>
        <draw:path draw:style-name="gr10" draw:text-style-name="P7" draw:layer="layout" svg:width="0.528cm" svg:height="0.542cm" svg:x="19.505cm" svg:y="21.93cm" svg:viewBox="0 0 529 543" svg:d="M159 543h-6l-8-2h-6-8l-6-1-7-2h-8l-6-3h-5l-6-3-6-3-6-2-5-3-6-3-4-3-5-3-6-3-5-3-3-5-4-3-5-4-3-5-5-4-3-5-3-5-3-4-3-6-3-5-3-6-2-6-1-5-3-7-2-7-1-6v-6l-2-7v-7l-1-7v-8-6-9l1-9v-10-7l2-8 3-9 1-6 2-8 3-6 3-6 3-6 5-6 4-6 3-5 5-6 3-6 6-3 5-5 6-4 4-5 7-3 6-5 6-3 6-3 6-3 6-3 8-1 6-4 8-1 7-3h8l7-3h8l8-3h9 6l9-2h8 9 8l114-3v-26-6-6-5-4-5l-2-4v-5l-1-5v-4l-2-3-1-5v-3l-2-3-1-3-2-5-1-1-2-5-1-1-2-3-3-2-1-3-2-3-4-2-2-1-3-3h-1l-3-3h-2l-3-2-3-1h-3l-3-2h-3-3l-3-1-3-2h-3-5-3-3-3-5-3-3-3l-3 2h-3l-3 1h-3-3l-3 2h-2-3l-1 1-3 2-2 1-3 2-1 1-2 2-3 1-2 2-1 2-3 1v3l-2 3-3 2v1l-1 3-2 3-1 3-2 2v5l-1 3-2 3v3l-2 3-1 4v5 3 5l-141-8v-6l2-6 1-6 2-8 3-6 1-5 2-6 3-6 3-6 3-6 3-5 3-6 5-6 3-5 4-4 5-5 5-6 4-3 5-6 6-3 6-5 6-3 5-3 6-5 8-3 6-3 7-4 8-3 6-1 9-3 8-2 9-3 9-1 8-2h9l9-2 11-1h11 9 12 8 10 10l9 1 10 2h8l9 3h8l7 3 8 3 7 2 8 3 6 3 8 4 6 3 6 5 6 4 6 3 6 5 5 4 6 5 5 6 4 5 5 6 5 4 3 7 4 6 3 6 3 6 3 8 2 7 3 8 3 6 2 9 1 8v7l3 8v9 9 10 189 5 3 3 3 3 5 3l2 3v3 3l1 3v2 3 1l2 3v2 3l1 3 2 1v2 3l1 2 2 1 1 2 2 1v2l3 1v2h3v1l3 2h2l1 1h3l2 2h3 1 2 3 3 3 3 3 3 3 3 3l3-2h4l3-1v75h-3l-2 1h-3l-3 2h-2-1-3l-2 1h-1l-2 2h-3-1-2l-3 1h-2-1l-3 2h-2-1-2-1-3-2l-1 1h-3-2-3l-2 2h-1-3-2-3-1-2-3-3-3-3-2-3-9-11l-9-2-7-1-8-3-8-3-6-3-6-5-6-3-6-6-5-5-3-6-4-6-3-6-3-8-4-7-1-8-3-9-2-9-1-9h-3l-5 9-6 9-6 9-6 8-8 7-6 8-9 8-7 6-8 6-9 6-8 5-9 4-9 5-11 3-11 3-10 3-11 2-11 1-12 2zM319 290l-70 2h-4-5-3l-5 1h-4-5-4-5l-3 2-5 1h-3-3-4l-3 2h-5l-3 1-3 2-3 1-3 2-3 1-3 2-2 3-3 2-3 1-3 3-2 3-1 2-3 3-2 3-1 3-2 3-1 3-2 5-1 4v3l-2 5v6l-2 5v4 5 7l2 8v6l2 6 1 6 2 5 3 6 1 3 3 5 3 4 5 3 3 4 5 3 4 1 3 3h5l6 3h5 4 6 5 6 5l6-1h4l5-2 4-1 5-2 5-3 4-1 3-2 5-3 3-3 4-3 5-2 3-3 3-3 3-3 3-3 3-5 3-4 2-3 4-3 3-5 3-3 2-6 1-3 3-5 2-4 1-5 2-4 1-5 2-6v-5l1-4 2-5v-5-4-6-5z">
          <text:p/>
        </draw:path>
        <draw:polygon draw:style-name="gr10" draw:text-style-name="P7" draw:layer="layout" svg:width="0.306cm" svg:height="0.653cm" svg:x="20.037cm" svg:y="21.817cm" svg:viewBox="0 0 307 654" draw:points="191,654 179,654 167,654 156,651 147,649 138,646 129,642 121,639 112,634 104,628 98,622 92,616 86,608 81,599 78,590 74,581 72,570 69,559 68,549 66,536 66,524 66,215 0,215 0,123 72,123 115,0 202,0 202,123 301,123 301,215 202,215 202,486 202,495 202,501 202,507 204,513 205,519 207,526 208,530 210,535 213,539 216,544 219,547 222,550 225,553 230,555 233,556 239,558 243,559 249,559 255,561 261,561 263,561 266,561 269,561 270,561 274,561 275,559 278,559 280,559 281,559 284,559 286,559 289,559 290,558 292,558 295,556 298,556 300,556 301,556 304,555 307,553 307,637 301,639 297,642 292,642 286,643 281,645 275,646 270,648 264,648 260,649 254,649 249,651 242,651 236,653 230,653 224,654 217,654 210,654 205,654 198,654">
          <text:p/>
        </draw:polygon>
        <draw:polygon draw:style-name="gr10" draw:text-style-name="P7" draw:layer="layout" svg:width="0.753cm" svg:height="0.533cm" svg:x="20.418cm" svg:y="21.928cm" svg:viewBox="0 0 754 534" draw:points="313,534 313,242 313,236 313,229 313,225 313,219 312,213 312,208 312,202 312,196 310,190 309,186 309,181 307,175 307,170 306,167 304,161 303,158 301,153 300,149 298,146 295,143 295,138 292,135 288,132 286,129 285,126 282,123 280,120 277,118 274,115 271,114 268,112 265,111 260,108 257,106 254,106 251,104 247,103 242,103 239,103 233,103 228,103 225,103 221,103 216,104 213,106 210,106 205,108 202,111 199,112 196,115 191,117 188,120 185,121 182,124 179,127 176,130 173,135 170,138 169,141 165,146 164,149 161,153 158,158 158,163 156,167 153,172 152,178 150,183 149,187 147,194 146,199 144,205 144,211 142,217 141,223 141,229 141,236 141,242 141,248 141,254 141,534 5,534 5,129 5,126 5,121 5,118 5,115 5,112 5,106 5,103 5,100 5,97 5,92 5,89 5,86 5,83 5,80 5,75 5,71 3,68 3,66 3,63 3,59 3,56 3,52 3,49 3,46 3,43 3,40 3,39 3,36 3,33 3,31 3,28 2,25 2,22 2,20 2,19 2,17 2,16 2,14 0,13 0,11 130,11 130,13 130,14 132,17 132,19 132,20 132,22 132,25 132,28 132,29 132,33 132,34 132,37 132,40 133,43 133,45 133,48 133,51 133,54 133,57 135,60 135,63 135,68 135,69 135,74 135,77 135,80 135,83 135,86 135,89 135,92 135,94 135,97 135,100 135,103 136,106 136,108 136,112 136,114 136,115 138,115 144,103 149,92 155,82 161,71 167,63 173,54 179,46 187,40 193,34 201,28 208,22 216,19 225,14 233,11 242,8 251,5 262,3 271,2 280,2 292,0 304,2 315,2 326,3 336,5 347,8 356,11 364,16 373,19 381,25 388,31 396,37 402,43 408,49 413,57 419,66 424,74 428,83 431,94 434,103 437,115 440,115 443,109 445,101 448,95 451,91 454,86 457,80 460,74 463,69 468,65 471,60 474,57 477,52 480,48 483,45 488,40 491,37 494,34 498,31 503,28 506,25 509,23 514,20 517,19 523,17 526,14 531,13 535,11 540,10 543,8 549,7 552,5 558,5 563,3 567,2 572,2 578,2 583,2 587,2 593,0 598,0 607,0 615,2 624,2 630,3 639,5 645,7 651,8 659,11 665,14 670,17 676,19 682,22 688,26 693,31 697,34 702,39 707,43 711,48 716,54 719,59 722,65 726,69 730,75 733,82 736,88 737,94 740,101 742,108 745,117 746,123 748,130 749,138 751,146 751,153 752,161 754,170 754,178 754,186 754,194 754,203 754,534 621,534 621,242 621,236 619,229 619,225 619,219 619,213 618,208 618,202 618,196 616,190 615,186 615,181 615,175 613,170 612,167 610,161 610,158 607,153 607,149 604,146 603,143 601,138 598,135 596,132 595,129 592,126 589,123 587,120 584,118 581,115 578,114 575,112 572,111 567,108 564,106 561,106 558,104 554,103 549,103 546,103 541,103 537,103 534,103 529,103 526,104 521,106 517,106 514,108 511,111 508,112 503,115 500,117 497,118 494,120 491,123 488,126 486,129 483,132 480,137 477,140 474,144 472,147 471,152 468,155 466,160 465,164 462,169 460,173 459,178 457,184 457,189 454,196 454,200 453,206 451,211 451,217 451,223 450,229 450,236 448,243 448,248 448,534">
          <text:p/>
        </draw:polygon>
        <draw:path draw:style-name="gr10" draw:text-style-name="P7" draw:layer="layout" svg:width="0.478cm" svg:height="0.542cm" svg:x="21.27cm" svg:y="21.93cm" svg:viewBox="0 0 479 543" svg:d="M245 543h-11l-11-2h-10l-11-1-11-2-9-2-9-1-11-3-9-3-9-3-8-5-9-3-9-4-8-5-8-6-7-5-8-6-6-4-8-8-6-6-6-6-6-8-6-8-5-7-4-9-5-8-4-9-5-11-5-9-3-11-3-9-3-11-3-12-1-11-2-12-1-12-2-12v-13l-3-15v-12-16l3-13v-14l2-14 1-12 3-12 3-13 3-12 2-11 4-9 5-10 5-11 4-8 5-9 4-9 6-8 7-7 6-8 6-6 6-6 8-8 7-5 6-6 8-4 9-5 6-5 9-4 8-4 9-3 8-3 11-3 7-2 11-3 9-1 8-2 9-2 11-1h9 9 11 12 11l12 1 11 2 10 2 11 3 9 3 11 3 9 3 8 3 9 7 9 5 8 4 8 6 7 5 6 6 8 8 6 6 6 7 5 8 6 8 6 7 5 10 4 9 5 9 3 9 4 9 4 11 3 9 3 11 3 12 1 11 2 11 1 12 2 10 1 13 2 12v12 14 12 3h-335v8 6 6 6l1 6 2 7v6 6l1 6 2 6 1 5 2 6v4l3 5 2 6 1 5 3 4 2 5 1 3 3 4 3 5 2 3 4 5 2 3 5 3 4 3 3 3 3 3 5 3 3 3 5 2 4 1 5 2 4 1 5 2h6l5 1 4 2h6 6 8 6l6-2 6-1h7l6-2 6-3 4-1 5-3 5-3 4-4 5-3 3-4 3-5 4-3 4-6 3-5 1-6 3-6 2-6 128 11v6l-3 3-3 6-1 3-2 6-3 5-3 3-3 6-3 5-2 4-3 5-4 6-3 5-5 4-5 6-4 3-5 5-4 4-5 5-6 5-5 4-6 3-4 3-8 5-6 3-6 3-8 5-6 1-8 5-7 3-8 3-9 1-8 2-9 3-9 2-9 1h-11-9l-11 2zM245 85h-3-5l-3 2h-5l-4 1h-3-5l-3 3h-3l-4 2-5 1-3 2-3 1-2 2-4 3-3 3-3 2-4 3-3 1-1 5-3 1-3 5-2 3-3 3-1 5-2 4-3 3-1 5-2 4-3 5v5l-2 6-1 4-2 6-1 5v6 6l-2 6v8l-1 6h203l-1-12v-11l-3-12-2-11-3-9-3-9-5-8-4-9-3-8-5-6-6-6-6-6-6-3-8-5-6-4-8-2-7-3-8-1-9-2z">
          <text:p/>
        </draw:path>
        <draw:polygon draw:style-name="gr10" draw:text-style-name="P7" draw:layer="layout" svg:width="0.479cm" svg:height="0.533cm" svg:x="21.846cm" svg:y="21.928cm" svg:viewBox="0 0 480 534" draw:points="344,534 344,242 344,236 344,229 344,225 343,219 343,213 341,208 341,202 341,196 339,190 338,186 338,181 336,175 335,170 333,167 332,161 330,158 329,153 327,149 324,146 323,143 321,138 318,135 315,132 312,129 309,126 307,123 303,120 301,118 298,115 294,114 291,112 286,111 281,108 277,106 272,106 269,104 265,103 260,103 254,103 249,103 245,103 240,103 235,103 231,104 226,106 222,106 217,108 212,111 208,112 205,115 200,117 197,120 194,121 190,124 186,127 182,130 179,135 176,138 174,141 171,146 168,149 165,153 162,158 159,163 157,167 156,172 153,178 151,183 150,187 148,194 147,199 145,205 144,211 142,217 142,223 141,229 141,236 141,242 139,248 139,254 139,534 4,534 4,129 4,126 4,121 4,118 4,115 4,112 4,106 4,103 4,100 4,97 3,92 3,89 3,86 3,83 3,80 3,75 3,71 3,68 3,66 3,63 3,59 3,56 3,52 3,49 3,46 3,43 3,40 3,39 1,36 1,33 1,31 1,28 1,25 1,22 1,20 1,19 1,17 0,16 0,14 0,13 0,11 130,11 130,13 130,14 130,17 130,19 131,20 131,22 131,25 131,28 131,29 131,33 133,34 133,37 133,40 133,43 133,45 133,48 133,51 133,54 133,57 133,60 133,63 134,68 134,69 134,74 134,77 134,80 134,83 134,86 134,89 136,92 136,94 136,97 136,100 136,103 136,106 136,108 136,112 136,114 136,115 138,115 144,103 150,92 156,82 162,71 168,63 176,54 183,46 191,40 199,34 206,28 216,22 225,19 234,14 243,11 252,8 263,5 272,3 283,2 295,2 306,0 317,0 326,2 333,2 343,3 350,5 358,7 365,8 373,11 379,14 388,17 394,19 400,22 405,26 411,31 417,34 423,39 428,43 431,48 437,54 440,59 445,65 449,69 452,75 455,82 458,88 461,94 463,101 466,108 469,117 471,123 472,130 474,138 475,146 477,153 478,161 478,170 478,178 480,186 480,194 480,203 480,534">
          <text:p/>
        </draw:polygon>
        <draw:polygon draw:style-name="gr10" draw:text-style-name="P7" draw:layer="layout" svg:width="0.306cm" svg:height="0.653cm" svg:x="22.397cm" svg:y="21.817cm" svg:viewBox="0 0 307 654" draw:points="192,654 180,654 169,654 158,651 148,649 138,646 129,642 122,639 114,634 106,628 100,622 92,616 88,608 83,599 79,590 74,581 73,570 69,559 68,549 68,536 66,524 66,215 0,215 0,123 74,123 117,0 201,0 201,123 301,123 301,215 201,215 201,486 201,495 201,501 203,507 204,513 204,519 207,526 207,530 210,535 212,539 215,544 218,547 221,550 226,553 230,555 233,556 238,558 244,559 249,559 256,561 261,561 264,561 267,561 268,561 271,561 273,561 276,559 278,559 279,559 282,559 285,559 287,559 290,558 293,558 294,556 297,556 299,556 302,556 305,555 307,553 307,637 302,639 296,642 291,642 287,643 281,645 276,646 270,648 264,648 259,649 253,649 247,651 241,651 235,653 230,653 224,654 218,654 210,654 204,654 198,654">
          <text:p/>
        </draw:polygon>
        <draw:frame draw:style-name="gr11" draw:text-style-name="P9" draw:layer="layout" svg:width="6.318cm" svg:height="0.742cm" draw:transform="rotate (-1.5707963267949) translate (37.424cm 0.374cm)">
          <draw:text-box>
            <text:p text:style-name="P8"><text:span text:style-name="T1">Arthropod biomass (g)</text:span></text:p>
          </draw:text-box>
        </draw:frame>
        <draw:frame draw:style-name="gr11" draw:text-style-name="P9" draw:layer="layout" svg:width="6.174cm" svg:height="0.742cm" draw:transform="rotate (-1.5707963267949) translate (37.424cm 7.373cm)">
          <draw:text-box>
            <text:p text:style-name="P8"><text:span text:style-name="T1">Total arthropod count</text:span></text:p>
          </draw:text-box>
        </draw:frame>
        <draw:frame draw:style-name="gr11" draw:text-style-name="P9" draw:layer="layout" svg:width="5.624cm" svg:height="0.742cm" draw:transform="rotate (-1.5707963267949) translate (37.724cm 14.573cm)">
          <draw:text-box>
            <text:p text:style-name="P8"><text:span text:style-name="T1">Arthropod biomass </text:span></text:p>
          </draw:text-box>
        </draw:frame>
        <draw:frame draw:style-name="gr11" draw:text-style-name="P9" draw:layer="layout" svg:width="4.439cm" svg:height="0.742cm" draw:transform="rotate (-1.5707963267949) translate (36.983cm 15.078cm)">
          <draw:text-box>
            <text:p text:style-name="P8"><text:span text:style-name="T1">over count (mg)</text:span></text:p>
          </draw:text-box>
        </draw:frame>
        <draw:frame draw:style-name="gr12" draw:text-style-name="P10" draw:layer="layout" svg:width="0.455cm" svg:height="0.987cm" svg:x="13.2cm" svg:y="0.5cm">
          <draw:text-box>
            <text:p><text:span text:style-name="T2">a</text:span></text:p>
          </draw:text-box>
        </draw:frame>
        <draw:frame draw:style-name="gr12" draw:text-style-name="P10" draw:layer="layout" svg:width="0.506cm" svg:height="0.987cm" svg:x="23.801cm" svg:y="0.501cm">
          <draw:text-box>
            <text:p><text:span text:style-name="T2">b</text:span></text:p>
          </draw:text-box>
        </draw:frame>
        <draw:frame draw:style-name="gr12" draw:text-style-name="P10" draw:layer="layout" svg:width="0.506cm" svg:height="0.987cm" svg:x="34.301cm" svg:y="0.302cm">
          <draw:text-box>
            <text:p><text:span text:style-name="T2">b</text:span></text:p>
          </draw:text-box>
        </draw:frame>
        <draw:frame draw:style-name="gr12" draw:text-style-name="P10" draw:layer="layout" svg:width="0.455cm" svg:height="0.987cm" svg:x="13.201cm" svg:y="8.7cm">
          <draw:text-box>
            <text:p><text:span text:style-name="T2">a</text:span></text:p>
          </draw:text-box>
        </draw:frame>
        <draw:frame draw:style-name="gr12" draw:text-style-name="P10" draw:layer="layout" svg:width="0.506cm" svg:height="0.987cm" svg:x="23.802cm" svg:y="8.301cm">
          <draw:text-box>
            <text:p><text:span text:style-name="T2">b</text:span></text:p>
          </draw:text-box>
        </draw:frame>
        <draw:frame draw:style-name="gr12" draw:text-style-name="P10" draw:layer="layout" svg:width="0.506cm" svg:height="0.987cm" svg:x="34.302cm" svg:y="8.602cm">
          <draw:text-box>
            <text:p><text:span text:style-name="T2">b</text:span></text:p>
          </draw:text-box>
        </draw:frame>
        <draw:frame draw:style-name="gr12" draw:text-style-name="P10" draw:layer="layout" svg:width="0.455cm" svg:height="0.987cm" svg:x="13.201cm" svg:y="14.5cm">
          <draw:text-box>
            <text:p><text:span text:style-name="T2">a</text:span></text:p>
          </draw:text-box>
        </draw:frame>
        <draw:frame draw:style-name="gr12" draw:text-style-name="P10" draw:layer="layout" svg:width="0.506cm" svg:height="0.987cm" svg:x="23.802cm" svg:y="14.501cm">
          <draw:text-box>
            <text:p><text:span text:style-name="T2">b</text:span></text:p>
          </draw:text-box>
        </draw:frame>
        <draw:frame draw:style-name="gr12" draw:text-style-name="P10" draw:layer="layout" svg:width="0.506cm" svg:height="0.987cm" svg:x="34.302cm" svg:y="14.302cm">
          <draw:text-box>
            <text:p><text:span text:style-name="T2">b</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Helvetica Neue" svg:font-family="'Helvetica Neue'" style:font-pitch="variable"/>
    <style:font-face style:name="HelveticaNeue" svg:font-family="HelveticaNeue" style:font-pitch="variable"/>
    <style:font-face style:name="HelveticaNeue1" svg:font-family="HelveticaNeu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03T11:43:44.531357780</dc:date>
    <meta:editing-duration>P2DT10H54M19S</meta:editing-duration>
    <meta:editing-cycles>1</meta:editing-cycles>
    <meta:document-statistic meta:object-count="154"/>
    <meta:generator>LibreOffice/7.3.7.2$Linux_X86_64 LibreOffice_project/30$Build-2</meta:generator>
  </office:meta>
</office:document-meta>
</file>